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3">
            <text:p>15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96">
            <text:p>19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8">
            <text:p>28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4990">
            <text:p>14990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308">
            <text:p>1530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6411">
            <text:p>1641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5">
            <text:p>2021-02-1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9 - 1.26)">
            <text:p>(0.99 - 1.2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8">
            <text:p>1.1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11">
            <text:p>-411</text:p>
          </table:table-cell>
          <table:table-cell office:value-type="float" office:value="-810.125">
            <text:p>-810.125</text:p>
          </table:table-cell>
          <table:table-cell office:value-type="float" office:value="149.375">
            <text:p>149.375</text:p>
          </table:table-cell>
          <table:table-cell office:value-type="float" office:value="-0.0386787125917561">
            <text:p>-0.0386787126</text:p>
          </table:table-cell>
          <table:table-cell office:value-type="float" office:value="-0.0443831151043664">
            <text:p>-0.0443831151</text:p>
          </table:table-cell>
          <table:table-cell office:value-type="float" office:value="0.00513545570185994">
            <text:p>0.0051354557</text:p>
          </table:table-cell>
          <table:table-cell office:value-type="float" office:value="0.867556749832055">
            <text:p>0.8675567498</text:p>
          </table:table-cell>
          <table:table-cell office:value-type="float" office:value="0.848520024511198">
            <text:p>0.8485200245</text:p>
          </table:table-cell>
          <table:table-cell office:value-type="float" office:value="1.01802578585083">
            <text:p>1.0180257859</text:p>
          </table:table-cell>
          <table:table-cell office:value-type="float" office:value="-17.5717852689922">
            <text:p>-17.571785269</text:p>
          </table:table-cell>
          <table:table-cell office:value-type="float" office:value="-15.2681663163921">
            <text:p>-15.2681663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273.25">
            <text:p>-273.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47553904692879">
            <text:p>-0.0247553905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914557278897775">
            <text:p>0.9145572789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7.6518269142347">
            <text:p>-27.6518269142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125.25">
            <text:p>-125.2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07069584544367">
            <text:p>-0.0107069585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62750337769788">
            <text:p>0.9627503378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990">
            <text:p>15990</text:p>
          </table:table-cell>
          <table:table-cell office:value-type="float" office:value="24844">
            <text:p>24844</text:p>
          </table:table-cell>
          <table:table-cell office:value-type="float" office:value="-195.375">
            <text:p>-195.375</text:p>
          </table:table-cell>
          <table:table-cell office:value-type="float" office:value="-56.5">
            <text:p>-56.5</text:p>
          </table:table-cell>
          <table:table-cell office:value-type="float" office:value="-1423.875">
            <text:p>-1423.875</text:p>
          </table:table-cell>
          <table:table-cell office:value-type="float" office:value="-0.0177066340402393">
            <text:p>-0.017706634</text:p>
          </table:table-cell>
          <table:table-cell office:value-type="float" office:value="-0.00353345841150719">
            <text:p>-0.0035334584</text:p>
          </table:table-cell>
          <table:table-cell office:value-type="float" office:value="-0.0573126308162937">
            <text:p>-0.0573126308</text:p>
          </table:table-cell>
          <table:table-cell office:value-type="float" office:value="0.938641289641671">
            <text:p>0.9386412896</text:p>
          </table:table-cell>
          <table:table-cell office:value-type="float" office:value="0.987657366803283">
            <text:p>0.9876573668</text:p>
          </table:table-cell>
          <table:table-cell office:value-type="float" office:value="0.805843877939098">
            <text:p>0.8058438779</text:p>
          </table:table-cell>
          <table:table-cell table:number-columns-repeated="2"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806">
            <text:p>11806</text:p>
          </table:table-cell>
          <table:table-cell office:value-type="float" office:value="15280">
            <text:p>15280</text:p>
          </table:table-cell>
          <table:table-cell office:value-type="float" office:value="22490">
            <text:p>22490</text:p>
          </table:table-cell>
          <table:table-cell office:value-type="float" office:value="-61.875">
            <text:p>-61.875</text:p>
          </table:table-cell>
          <table:table-cell office:value-type="float" office:value="-207.125">
            <text:p>-207.125</text:p>
          </table:table-cell>
          <table:table-cell office:value-type="float" office:value="-1362.5">
            <text:p>-1362.5</text:p>
          </table:table-cell>
          <table:table-cell office:value-type="float" office:value="-0.00524097916313739">
            <text:p>-0.0052409792</text:p>
          </table:table-cell>
          <table:table-cell office:value-type="float" office:value="-0.0135553010471204">
            <text:p>-0.013555301</text:p>
          </table:table-cell>
          <table:table-cell office:value-type="float" office:value="-0.0605824811027123">
            <text:p>-0.0605824811</text:p>
          </table:table-cell>
          <table:table-cell office:value-type="float" office:value="0.981710409939692">
            <text:p>0.9817104099</text:p>
          </table:table-cell>
          <table:table-cell office:value-type="float" office:value="0.952916588860576">
            <text:p>0.9529165889</text:p>
          </table:table-cell>
          <table:table-cell office:value-type="float" office:value="0.795154980692966">
            <text:p>0.7951549807</text:p>
          </table:table-cell>
          <table:table-cell table:number-columns-repeated="2" office:value-type="float" office:value="0">
            <text:p>0</text:p>
          </table:table-cell>
          <table:table-cell office:value-type="float" office:value="-11.0911966602588">
            <text:p>-11.091196660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897">
            <text:p>897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1044">
            <text:p>11044</text:p>
          </table:table-cell>
          <table:table-cell office:value-type="float" office:value="14512">
            <text:p>14512</text:p>
          </table:table-cell>
          <table:table-cell office:value-type="float" office:value="19983">
            <text:p>19983</text:p>
          </table:table-cell>
          <table:table-cell office:value-type="float" office:value="21.25">
            <text:p>21.25</text:p>
          </table:table-cell>
          <table:table-cell office:value-type="float" office:value="-900.125">
            <text:p>-900.125</text:p>
          </table:table-cell>
          <table:table-cell office:value-type="float" office:value="-43.125">
            <text:p>-43.125</text:p>
          </table:table-cell>
          <table:table-cell office:value-type="float" office:value="0.00192412169503803">
            <text:p>0.0019241217</text:p>
          </table:table-cell>
          <table:table-cell office:value-type="float" office:value="-0.0620262541345094">
            <text:p>-0.0620262541</text:p>
          </table:table-cell>
          <table:table-cell office:value-type="float" office:value="-0.00215808437171596">
            <text:p>-0.0021580844</text:p>
          </table:table-cell>
          <table:table-cell office:value-type="float" office:value="1.00674168233146">
            <text:p>1.0067416823</text:p>
          </table:table-cell>
          <table:table-cell office:value-type="float" office:value="0.790448732685056">
            <text:p>0.7904487327</text:p>
          </table:table-cell>
          <table:table-cell office:value-type="float" office:value="0.992455833062179">
            <text:p>0.9924558331</text:p>
          </table:table-cell>
          <table:table-cell office:value-type="float" office:value="0">
            <text:p>0</text:p>
          </table:table-cell>
          <table:table-cell office:value-type="float" office:value="-10.8247890658048">
            <text:p>-10.82478906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1267">
            <text:p>1267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0630">
            <text:p>10630</text:p>
          </table:table-cell>
          <table:table-cell office:value-type="float" office:value="14168">
            <text:p>14168</text:p>
          </table:table-cell>
          <table:table-cell office:value-type="float" office:value="21296">
            <text:p>21296</text:p>
          </table:table-cell>
          <table:table-cell office:value-type="float" office:value="-429.5">
            <text:p>-429.5</text:p>
          </table:table-cell>
          <table:table-cell office:value-type="float" office:value="-2.5">
            <text:p>-2.5</text:p>
          </table:table-cell>
          <table:table-cell office:value-type="float" office:value="122.625">
            <text:p>122.625</text:p>
          </table:table-cell>
          <table:table-cell office:value-type="float" office:value="-0.0404045155221072">
            <text:p>-0.0404045155</text:p>
          </table:table-cell>
          <table:table-cell office:value-type="float" office:value="-0.000176453980801807">
            <text:p>-0.000176454</text:p>
          </table:table-cell>
          <table:table-cell office:value-type="float" office:value="0.00575812359128475">
            <text:p>0.0057581236</text:p>
          </table:table-cell>
          <table:table-cell office:value-type="float" office:value="0.861783944426794">
            <text:p>0.8617839444</text:p>
          </table:table-cell>
          <table:table-cell office:value-type="float" office:value="0.999382472093768">
            <text:p>0.9993824721</text:p>
          </table:table-cell>
          <table:table-cell office:value-type="float" office:value="1.02021841830459">
            <text:p>1.0202184183</text:p>
          </table:table-cell>
          <table:table-cell office:value-type="float" office:value="-16.8062351499697">
            <text:p>-16.806235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931">
            <text:p>10931</text:p>
          </table:table-cell>
          <table:table-cell office:value-type="float" office:value="14142">
            <text:p>14142</text:p>
          </table:table-cell>
          <table:table-cell office:value-type="float" office:value="21406">
            <text:p>21406</text:p>
          </table:table-cell>
          <table:table-cell office:value-type="float" office:value="-64">
            <text:p>-64</text:p>
          </table:table-cell>
          <table:table-cell office:value-type="float" office:value="-332">
            <text:p>-332</text:p>
          </table:table-cell>
          <table:table-cell office:value-type="float" office:value="-77">
            <text:p>-77</text:p>
          </table:table-cell>
          <table:table-cell office:value-type="float" office:value="-0.00585490805964688">
            <text:p>-0.0058549081</text:p>
          </table:table-cell>
          <table:table-cell office:value-type="float" office:value="-0.0234761702729458">
            <text:p>-0.0234761703</text:p>
          </table:table-cell>
          <table:table-cell office:value-type="float" office:value="-0.00359712230215827">
            <text:p>-0.0035971223</text:p>
          </table:table-cell>
          <table:table-cell office:value-type="float" office:value="0.979575010490074">
            <text:p>0.9795750105</text:p>
          </table:table-cell>
          <table:table-cell office:value-type="float" office:value="0.918913619963231">
            <text:p>0.91891362</text:p>
          </table:table-cell>
          <table:table-cell office:value-type="float" office:value="0.987435432948605">
            <text:p>0.9874354329</text:p>
          </table:table-cell>
          <table:table-cell office:value-type="float" office:value="0">
            <text:p>0</text:p>
          </table:table-cell>
          <table:table-cell office:value-type="float" office:value="-29.1776187555927">
            <text:p>-29.17761875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1218">
            <text:p>11218</text:p>
          </table:table-cell>
          <table:table-cell office:value-type="float" office:value="14938">
            <text:p>14938</text:p>
          </table:table-cell>
          <table:table-cell office:value-type="float" office:value="20667">
            <text:p>20667</text:p>
          </table:table-cell>
          <table:table-cell office:value-type="float" office:value="-106.625">
            <text:p>-106.625</text:p>
          </table:table-cell>
          <table:table-cell office:value-type="float" office:value="-209.625">
            <text:p>-209.625</text:p>
          </table:table-cell>
          <table:table-cell office:value-type="float" office:value="-123.375">
            <text:p>-123.375</text:p>
          </table:table-cell>
          <table:table-cell office:value-type="float" office:value="-0.00950481369228026">
            <text:p>-0.0095048137</text:p>
          </table:table-cell>
          <table:table-cell office:value-type="float" office:value="-0.0140330030793948">
            <text:p>-0.0140330031</text:p>
          </table:table-cell>
          <table:table-cell office:value-type="float" office:value="-0.00596966177964872">
            <text:p>-0.0059696618</text:p>
          </table:table-cell>
          <table:table-cell office:value-type="float" office:value="0.966910221384336">
            <text:p>0.9669102214</text:p>
          </table:table-cell>
          <table:table-cell office:value-type="float" office:value="0.951270462565954">
            <text:p>0.9512704626</text:p>
          </table:table-cell>
          <table:table-cell office:value-type="float" office:value="0.979176032020286">
            <text:p>0.9791760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832">
            <text:p>83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11044">
            <text:p>11044</text:p>
          </table:table-cell>
          <table:table-cell office:value-type="float" office:value="14612">
            <text:p>14612</text:p>
          </table:table-cell>
          <table:table-cell office:value-type="float" office:value="19983">
            <text:p>19983</text:p>
          </table:table-cell>
          <table:table-cell office:value-type="float" office:value="21.25">
            <text:p>21.25</text:p>
          </table:table-cell>
          <table:table-cell office:value-type="float" office:value="33.25">
            <text:p>33.25</text:p>
          </table:table-cell>
          <table:table-cell office:value-type="float" office:value="-43.125">
            <text:p>-43.125</text:p>
          </table:table-cell>
          <table:table-cell office:value-type="float" office:value="0.00192412169503803">
            <text:p>0.0019241217</text:p>
          </table:table-cell>
          <table:table-cell office:value-type="float" office:value="0.00227552696413906">
            <text:p>0.002275527</text:p>
          </table:table-cell>
          <table:table-cell office:value-type="float" office:value="-0.00215808437171596">
            <text:p>-0.0021580844</text:p>
          </table:table-cell>
          <table:table-cell office:value-type="float" office:value="1.00674168233146">
            <text:p>1.0067416823</text:p>
          </table:table-cell>
          <table:table-cell office:value-type="float" office:value="1.0079744932995">
            <text:p>1.0079744933</text:p>
          </table:table-cell>
          <table:table-cell office:value-type="float" office:value="0.992455833062179">
            <text:p>0.99245583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1221">
            <text:p>1221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0978">
            <text:p>10978</text:p>
          </table:table-cell>
          <table:table-cell office:value-type="float" office:value="15352">
            <text:p>15352</text:p>
          </table:table-cell>
          <table:table-cell office:value-type="float" office:value="21183">
            <text:p>21183</text:p>
          </table:table-cell>
          <table:table-cell office:value-type="float" office:value="-24.375">
            <text:p>-24.375</text:p>
          </table:table-cell>
          <table:table-cell office:value-type="float" office:value="1.125">
            <text:p>1.125</text:p>
          </table:table-cell>
          <table:table-cell office:value-type="float" office:value="40.375">
            <text:p>40.375</text:p>
          </table:table-cell>
          <table:table-cell office:value-type="float" office:value="-0.00222034979049007">
            <text:p>-0.0022203498</text:p>
          </table:table-cell>
          <table:table-cell table:style-name="ce17" office:value-type="float" office:value="0.0000732803543512246">
            <text:p>7.33E-005</text:p>
          </table:table-cell>
          <table:table-cell office:value-type="float" office:value="0.00190600953594864">
            <text:p>0.0019060095</text:p>
          </table:table-cell>
          <table:table-cell office:value-type="float" office:value="0.992238438441541">
            <text:p>0.9922384384</text:p>
          </table:table-cell>
          <table:table-cell office:value-type="float" office:value="1.00025649176545">
            <text:p>1.0002564918</text:p>
          </table:table-cell>
          <table:table-cell office:value-type="float" office:value="1.00667815380563">
            <text:p>1.00667815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822">
            <text:p>10822</text:p>
          </table:table-cell>
          <table:table-cell office:value-type="float" office:value="15130">
            <text:p>15130</text:p>
          </table:table-cell>
          <table:table-cell office:value-type="float" office:value="21403">
            <text:p>21403</text:p>
          </table:table-cell>
          <table:table-cell office:value-type="float" office:value="-75.25">
            <text:p>-75.25</text:p>
          </table:table-cell>
          <table:table-cell office:value-type="float" office:value="11.5">
            <text:p>11.5</text:p>
          </table:table-cell>
          <table:table-cell office:value-type="float" office:value="-70.375">
            <text:p>-70.375</text:p>
          </table:table-cell>
          <table:table-cell office:value-type="float" office:value="-0.00695342820181113">
            <text:p>-0.0069534282</text:p>
          </table:table-cell>
          <table:table-cell office:value-type="float" office:value="0.000760079312623926">
            <text:p>0.0007600793</text:p>
          </table:table-cell>
          <table:table-cell office:value-type="float" office:value="-0.00328809045460917">
            <text:p>-0.0032880905</text:p>
          </table:table-cell>
          <table:table-cell office:value-type="float" office:value="0.975757767614626">
            <text:p>0.9757577676</text:p>
          </table:table-cell>
          <table:table-cell office:value-type="float" office:value="1.00266140992648">
            <text:p>1.0026614099</text:p>
          </table:table-cell>
          <table:table-cell office:value-type="float" office:value="0.98851287402499">
            <text:p>0.9885128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917">
            <text:p>917</text:p>
          </table:table-cell>
          <table:table-cell office:value-type="float" office:value="11144">
            <text:p>11144</text:p>
          </table:table-cell>
          <table:table-cell office:value-type="float" office:value="14250">
            <text:p>14250</text:p>
          </table:table-cell>
          <table:table-cell office:value-type="float" office:value="20451">
            <text:p>20451</text:p>
          </table:table-cell>
          <table:table-cell office:value-type="float" office:value="-2.75">
            <text:p>-2.75</text:p>
          </table:table-cell>
          <table:table-cell office:value-type="float" office:value="115.25">
            <text:p>115.25</text:p>
          </table:table-cell>
          <table:table-cell office:value-type="float" office:value="-96.375">
            <text:p>-96.375</text:p>
          </table:table-cell>
          <table:table-cell office:value-type="float" office:value="-0.000246769562096195">
            <text:p>-0.0002467696</text:p>
          </table:table-cell>
          <table:table-cell office:value-type="float" office:value="0.00808771929824561">
            <text:p>0.0080877193</text:p>
          </table:table-cell>
          <table:table-cell office:value-type="float" office:value="-0.0047124834971395">
            <text:p>-0.0047124835</text:p>
          </table:table-cell>
          <table:table-cell office:value-type="float" office:value="0.999136425887288">
            <text:p>0.9991364259</text:p>
          </table:table-cell>
          <table:table-cell office:value-type="float" office:value="1.02843522350262">
            <text:p>1.0284352235</text:p>
          </table:table-cell>
          <table:table-cell office:value-type="float" office:value="0.983549834461405">
            <text:p>0.98354983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028">
            <text:p>11028</text:p>
          </table:table-cell>
          <table:table-cell office:value-type="float" office:value="14355">
            <text:p>14355</text:p>
          </table:table-cell>
          <table:table-cell office:value-type="float" office:value="19950">
            <text:p>19950</text:p>
          </table:table-cell>
          <table:table-cell office:value-type="float" office:value="-75.875">
            <text:p>-75.875</text:p>
          </table:table-cell>
          <table:table-cell office:value-type="float" office:value="-7">
            <text:p>-7</text:p>
          </table:table-cell>
          <table:table-cell office:value-type="float" office:value="54.375">
            <text:p>54.375</text:p>
          </table:table-cell>
          <table:table-cell office:value-type="float" office:value="-0.00688021400072543">
            <text:p>-0.006880214</text:p>
          </table:table-cell>
          <table:table-cell office:value-type="float" office:value="-0.000487634970393591">
            <text:p>-0.000487635</text:p>
          </table:table-cell>
          <table:table-cell office:value-type="float" office:value="0.00272556390977444">
            <text:p>0.0027255639</text:p>
          </table:table-cell>
          <table:table-cell office:value-type="float" office:value="0.976012032193065">
            <text:p>0.9760120322</text:p>
          </table:table-cell>
          <table:table-cell office:value-type="float" office:value="0.998293743667837">
            <text:p>0.9982937437</text:p>
          </table:table-cell>
          <table:table-cell office:value-type="float" office:value="1.00955403393352">
            <text:p>1.00955403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0902">
            <text:p>10902</text:p>
          </table:table-cell>
          <table:table-cell office:value-type="float" office:value="14014">
            <text:p>14014</text:p>
          </table:table-cell>
          <table:table-cell office:value-type="float" office:value="20579">
            <text:p>20579</text:p>
          </table:table-cell>
          <table:table-cell office:value-type="float" office:value="-171.25">
            <text:p>-171.25</text:p>
          </table:table-cell>
          <table:table-cell office:value-type="float" office:value="-31.5">
            <text:p>-31.5</text:p>
          </table:table-cell>
          <table:table-cell office:value-type="float" office:value="-2.625">
            <text:p>-2.625</text:p>
          </table:table-cell>
          <table:table-cell office:value-type="float" office:value="-0.0157081269491836">
            <text:p>-0.0157081269</text:p>
          </table:table-cell>
          <table:table-cell office:value-type="float" office:value="-0.00224775224775225">
            <text:p>-0.0022477522</text:p>
          </table:table-cell>
          <table:table-cell office:value-type="float" office:value="-0.000127557218523738">
            <text:p>-0.0001275572</text:p>
          </table:table-cell>
          <table:table-cell office:value-type="float" office:value="0.945505176372271">
            <text:p>0.9455051764</text:p>
          </table:table-cell>
          <table:table-cell office:value-type="float" office:value="0.992142769817595">
            <text:p>0.9921427698</text:p>
          </table:table-cell>
          <table:table-cell office:value-type="float" office:value="0.999553581626021">
            <text:p>0.9995535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624">
            <text:p>624</text:p>
          </table:table-cell>
          <table:table-cell office:value-type="float" office:value="10822">
            <text:p>10822</text:p>
          </table:table-cell>
          <table:table-cell office:value-type="float" office:value="13982">
            <text:p>13982</text:p>
          </table:table-cell>
          <table:table-cell office:value-type="float" office:value="20352">
            <text:p>20352</text:p>
          </table:table-cell>
          <table:table-cell office:value-type="float" office:value="-75.25">
            <text:p>-75.25</text:p>
          </table:table-cell>
          <table:table-cell office:value-type="float" office:value="-39.125">
            <text:p>-39.125</text:p>
          </table:table-cell>
          <table:table-cell office:value-type="float" office:value="27.75">
            <text:p>27.75</text:p>
          </table:table-cell>
          <table:table-cell office:value-type="float" office:value="-0.00695342820181113">
            <text:p>-0.0069534282</text:p>
          </table:table-cell>
          <table:table-cell office:value-type="float" office:value="-0.00279824059505078">
            <text:p>-0.0027982406</text:p>
          </table:table-cell>
          <table:table-cell office:value-type="float" office:value="0.00136350235849057">
            <text:p>0.0013635024</text:p>
          </table:table-cell>
          <table:table-cell office:value-type="float" office:value="0.975757767614626">
            <text:p>0.9757577676</text:p>
          </table:table-cell>
          <table:table-cell office:value-type="float" office:value="0.990221505012161">
            <text:p>0.990221505</text:p>
          </table:table-cell>
          <table:table-cell office:value-type="float" office:value="1.00477590216653">
            <text:p>1.00477590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569">
            <text:p>569</text:p>
          </table:table-cell>
          <table:table-cell office:value-type="float" office:value="11170">
            <text:p>11170</text:p>
          </table:table-cell>
          <table:table-cell office:value-type="float" office:value="14360">
            <text:p>14360</text:p>
          </table:table-cell>
          <table:table-cell office:value-type="float" office:value="19758">
            <text:p>19758</text:p>
          </table:table-cell>
          <table:table-cell office:value-type="float" office:value="-79.125">
            <text:p>-79.125</text:p>
          </table:table-cell>
          <table:table-cell office:value-type="float" office:value="-128">
            <text:p>-128</text:p>
          </table:table-cell>
          <table:table-cell office:value-type="float" office:value="-191.75">
            <text:p>-191.75</text:p>
          </table:table-cell>
          <table:table-cell office:value-type="float" office:value="-0.00708370635631155">
            <text:p>-0.0070837064</text:p>
          </table:table-cell>
          <table:table-cell office:value-type="float" office:value="-0.00891364902506964">
            <text:p>-0.008913649</text:p>
          </table:table-cell>
          <table:table-cell office:value-type="float" office:value="-0.00970492964874987">
            <text:p>-0.0097049296</text:p>
          </table:table-cell>
          <table:table-cell office:value-type="float" office:value="0.975305378388565">
            <text:p>0.9753053784</text:p>
          </table:table-cell>
          <table:table-cell office:value-type="float" office:value="0.968957956564583">
            <text:p>0.9689579566</text:p>
          </table:table-cell>
          <table:table-cell office:value-type="float" office:value="0.96621735012197">
            <text:p>0.96621735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11162">
            <text:p>11162</text:p>
          </table:table-cell>
          <table:table-cell office:value-type="float" office:value="14545">
            <text:p>14545</text:p>
          </table:table-cell>
          <table:table-cell office:value-type="float" office:value="20111">
            <text:p>20111</text:p>
          </table:table-cell>
          <table:table-cell office:value-type="float" office:value="-89.125">
            <text:p>-89.125</text:p>
          </table:table-cell>
          <table:table-cell office:value-type="float" office:value="-8.25">
            <text:p>-8.25</text:p>
          </table:table-cell>
          <table:table-cell office:value-type="float" office:value="-291.625">
            <text:p>-291.625</text:p>
          </table:table-cell>
          <table:table-cell office:value-type="float" office:value="-0.00798468016484501">
            <text:p>-0.0079846802</text:p>
          </table:table-cell>
          <table:table-cell office:value-type="float" office:value="-0.000567205225163286">
            <text:p>-0.0005672052</text:p>
          </table:table-cell>
          <table:table-cell office:value-type="float" office:value="-0.0145007707224902">
            <text:p>-0.0145007707</text:p>
          </table:table-cell>
          <table:table-cell office:value-type="float" office:value="0.972178579453019">
            <text:p>0.9721785795</text:p>
          </table:table-cell>
          <table:table-cell office:value-type="float" office:value="0.998015412286593">
            <text:p>0.9980154123</text:p>
          </table:table-cell>
          <table:table-cell office:value-type="float" office:value="0.949659436280315">
            <text:p>0.94965943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10760">
            <text:p>10760</text:p>
          </table:table-cell>
          <table:table-cell office:value-type="float" office:value="13895">
            <text:p>13895</text:p>
          </table:table-cell>
          <table:table-cell office:value-type="float" office:value="20740">
            <text:p>20740</text:p>
          </table:table-cell>
          <table:table-cell office:value-type="float" office:value="-109.25">
            <text:p>-109.25</text:p>
          </table:table-cell>
          <table:table-cell office:value-type="float" office:value="-273.5">
            <text:p>-273.5</text:p>
          </table:table-cell>
          <table:table-cell office:value-type="float" office:value="-212.25">
            <text:p>-212.25</text:p>
          </table:table-cell>
          <table:table-cell office:value-type="float" office:value="-0.0101533457249071">
            <text:p>-0.0101533457</text:p>
          </table:table-cell>
          <table:table-cell office:value-type="float" office:value="-0.0196833393306945">
            <text:p>-0.0196833393</text:p>
          </table:table-cell>
          <table:table-cell office:value-type="float" office:value="-0.0102338476374156">
            <text:p>-0.0102338476</text:p>
          </table:table-cell>
          <table:table-cell office:value-type="float" office:value="0.964665347204468">
            <text:p>0.9646653472</text:p>
          </table:table-cell>
          <table:table-cell office:value-type="float" office:value="0.931867682683096">
            <text:p>0.9318676827</text:p>
          </table:table-cell>
          <table:table-cell office:value-type="float" office:value="0.964386807278478">
            <text:p>0.96438680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856">
            <text:p>856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0280">
            <text:p>10280</text:p>
          </table:table-cell>
          <table:table-cell office:value-type="float" office:value="13969">
            <text:p>13969</text:p>
          </table:table-cell>
          <table:table-cell office:value-type="float" office:value="20447">
            <text:p>20447</text:p>
          </table:table-cell>
          <table:table-cell office:value-type="float" office:value="-9.5">
            <text:p>-9.5</text:p>
          </table:table-cell>
          <table:table-cell office:value-type="float" office:value="-417">
            <text:p>-417</text:p>
          </table:table-cell>
          <table:table-cell office:value-type="float" office:value="-143.625">
            <text:p>-143.625</text:p>
          </table:table-cell>
          <table:table-cell office:value-type="float" office:value="-0.000924124513618677">
            <text:p>-0.0009241245</text:p>
          </table:table-cell>
          <table:table-cell office:value-type="float" office:value="-0.0298518147326222">
            <text:p>-0.0298518147</text:p>
          </table:table-cell>
          <table:table-cell office:value-type="float" office:value="-0.00702425783733555">
            <text:p>-0.0070242578</text:p>
          </table:table-cell>
          <table:table-cell office:value-type="float" office:value="0.996767238054323">
            <text:p>0.9967672381</text:p>
          </table:table-cell>
          <table:table-cell office:value-type="float" office:value="0.897265264887771">
            <text:p>0.8972652649</text:p>
          </table:table-cell>
          <table:table-cell office:value-type="float" office:value="0.97551180435773">
            <text:p>0.9755118044</text:p>
          </table:table-cell>
          <table:table-cell office:value-type="float" office:value="0">
            <text:p>0</text:p>
          </table:table-cell>
          <table:table-cell office:value-type="float" office:value="-22.8712753043023">
            <text:p>-22.87127530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9589">
            <text:p>9589</text:p>
          </table:table-cell>
          <table:table-cell office:value-type="float" office:value="13880">
            <text:p>13880</text:p>
          </table:table-cell>
          <table:table-cell office:value-type="float" office:value="19523">
            <text:p>19523</text:p>
          </table:table-cell>
          <table:table-cell office:value-type="float" office:value="-140.75">
            <text:p>-140.75</text:p>
          </table:table-cell>
          <table:table-cell office:value-type="float" office:value="-259.125">
            <text:p>-259.125</text:p>
          </table:table-cell>
          <table:table-cell office:value-type="float" office:value="-288.5">
            <text:p>-288.5</text:p>
          </table:table-cell>
          <table:table-cell office:value-type="float" office:value="-0.0146782771926165">
            <text:p>-0.0146782772</text:p>
          </table:table-cell>
          <table:table-cell office:value-type="float" office:value="-0.0186689481268012">
            <text:p>-0.0186689481</text:p>
          </table:table-cell>
          <table:table-cell office:value-type="float" office:value="-0.0147774419914972">
            <text:p>-0.014777442</text:p>
          </table:table-cell>
          <table:table-cell office:value-type="float" office:value="0.949048315395675">
            <text:p>0.9490483154</text:p>
          </table:table-cell>
          <table:table-cell office:value-type="float" office:value="0.935341799619552">
            <text:p>0.9353417996</text:p>
          </table:table-cell>
          <table:table-cell office:value-type="float" office:value="0.948706963701711">
            <text:p>0.94870696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9320">
            <text:p>9320</text:p>
          </table:table-cell>
          <table:table-cell office:value-type="float" office:value="13900">
            <text:p>13900</text:p>
          </table:table-cell>
          <table:table-cell office:value-type="float" office:value="20104">
            <text:p>20104</text:p>
          </table:table-cell>
          <table:table-cell office:value-type="float" office:value="-234.125">
            <text:p>-234.125</text:p>
          </table:table-cell>
          <table:table-cell office:value-type="float" office:value="-268.875">
            <text:p>-268.875</text:p>
          </table:table-cell>
          <table:table-cell office:value-type="float" office:value="-281.375">
            <text:p>-281.375</text:p>
          </table:table-cell>
          <table:table-cell office:value-type="float" office:value="-0.0251207081545064">
            <text:p>-0.0251207082</text:p>
          </table:table-cell>
          <table:table-cell office:value-type="float" office:value="-0.0193435251798561">
            <text:p>-0.0193435252</text:p>
          </table:table-cell>
          <table:table-cell office:value-type="float" office:value="-0.0139959709510545">
            <text:p>-0.013995971</text:p>
          </table:table-cell>
          <table:table-cell office:value-type="float" office:value="0.913314379416468">
            <text:p>0.9133143794</text:p>
          </table:table-cell>
          <table:table-cell office:value-type="float" office:value="0.933031038924616">
            <text:p>0.9330310389</text:p>
          </table:table-cell>
          <table:table-cell office:value-type="float" office:value="0.95139804058892">
            <text:p>0.9513980406</text:p>
          </table:table-cell>
          <table:table-cell office:value-type="float" office:value="-27.2446177156459">
            <text:p>-27.24461771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9424">
            <text:p>9424</text:p>
          </table:table-cell>
          <table:table-cell office:value-type="float" office:value="13236">
            <text:p>13236</text:p>
          </table:table-cell>
          <table:table-cell office:value-type="float" office:value="18682">
            <text:p>18682</text:p>
          </table:table-cell>
          <table:table-cell office:value-type="float" office:value="-259.875">
            <text:p>-259.875</text:p>
          </table:table-cell>
          <table:table-cell office:value-type="float" office:value="-298.75">
            <text:p>-298.75</text:p>
          </table:table-cell>
          <table:table-cell office:value-type="float" office:value="-421.375">
            <text:p>-421.375</text:p>
          </table:table-cell>
          <table:table-cell office:value-type="float" office:value="-0.0275758701188455">
            <text:p>-0.0275758701</text:p>
          </table:table-cell>
          <table:table-cell office:value-type="float" office:value="-0.0225710184345724">
            <text:p>-0.0225710184</text:p>
          </table:table-cell>
          <table:table-cell office:value-type="float" office:value="-0.0225551332833744">
            <text:p>-0.0225551333</text:p>
          </table:table-cell>
          <table:table-cell office:value-type="float" office:value="0.904974894665151">
            <text:p>0.9049748947</text:p>
          </table:table-cell>
          <table:table-cell office:value-type="float" office:value="0.921999959190417">
            <text:p>0.9219999592</text:p>
          </table:table-cell>
          <table:table-cell office:value-type="float" office:value="0.922054152221554">
            <text:p>0.9220541522</text:p>
          </table:table-cell>
          <table:table-cell office:value-type="float" office:value="-24.7878151736173">
            <text:p>-24.7878151736</text:p>
          </table:table-cell>
          <table:table-cell office:value-type="float" office:value="-30.3617180452456">
            <text:p>-30.3617180452</text:p>
          </table:table-cell>
          <table:table-cell office:value-type="float" office:value="-30.3833471781753">
            <text:p>-30.383347178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781">
            <text:p>781</text:p>
          </table:table-cell>
          <table:table-cell office:value-type="float" office:value="9470">
            <text:p>9470</text:p>
          </table:table-cell>
          <table:table-cell office:value-type="float" office:value="13176">
            <text:p>13176</text:p>
          </table:table-cell>
          <table:table-cell office:value-type="float" office:value="18865">
            <text:p>18865</text:p>
          </table:table-cell>
          <table:table-cell office:value-type="float" office:value="-124.375">
            <text:p>-124.375</text:p>
          </table:table-cell>
          <table:table-cell office:value-type="float" office:value="-125">
            <text:p>-125</text:p>
          </table:table-cell>
          <table:table-cell office:value-type="float" office:value="-493.5">
            <text:p>-493.5</text:p>
          </table:table-cell>
          <table:table-cell office:value-type="float" office:value="-0.0131335797254488">
            <text:p>-0.0131335797</text:p>
          </table:table-cell>
          <table:table-cell office:value-type="float" office:value="-0.0094869459623558">
            <text:p>-0.009486946</text:p>
          </table:table-cell>
          <table:table-cell office:value-type="float" office:value="-0.0261595547309833">
            <text:p>-0.0261595547</text:p>
          </table:table-cell>
          <table:table-cell office:value-type="float" office:value="0.954370553157083">
            <text:p>0.9543705532</text:p>
          </table:table-cell>
          <table:table-cell office:value-type="float" office:value="0.966972093333392">
            <text:p>0.9669720933</text:p>
          </table:table-cell>
          <table:table-cell office:value-type="float" office:value="0.909782830156856">
            <text:p>0.9097828302</text:p>
          </table:table-cell>
          <table:table-cell table:number-columns-repeated="2" office:value-type="float" office:value="0">
            <text:p>0</text:p>
          </table:table-cell>
          <table:table-cell office:value-type="float" office:value="-26.1487981366315">
            <text:p>-26.148798136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9414">
            <text:p>9414</text:p>
          </table:table-cell>
          <table:table-cell office:value-type="float" office:value="13625">
            <text:p>13625</text:p>
          </table:table-cell>
          <table:table-cell office:value-type="float" office:value="19328">
            <text:p>19328</text:p>
          </table:table-cell>
          <table:table-cell office:value-type="float" office:value="-61">
            <text:p>-61</text:p>
          </table:table-cell>
          <table:table-cell office:value-type="float" office:value="-295.75">
            <text:p>-295.75</text:p>
          </table:table-cell>
          <table:table-cell office:value-type="float" office:value="-244.25">
            <text:p>-244.25</text:p>
          </table:table-cell>
          <table:table-cell office:value-type="float" office:value="-0.0064797110686212">
            <text:p>-0.0064797111</text:p>
          </table:table-cell>
          <table:table-cell office:value-type="float" office:value="-0.0217064220183486">
            <text:p>-0.021706422</text:p>
          </table:table-cell>
          <table:table-cell office:value-type="float" office:value="-0.0126371067880795">
            <text:p>-0.0126371068</text:p>
          </table:table-cell>
          <table:table-cell office:value-type="float" office:value="0.97740330510467">
            <text:p>0.9774033051</text:p>
          </table:table-cell>
          <table:table-cell office:value-type="float" office:value="0.924951013699184">
            <text:p>0.9249510137</text:p>
          </table:table-cell>
          <table:table-cell office:value-type="float" office:value="0.95608313131895">
            <text:p>0.9560831313</text:p>
          </table:table-cell>
          <table:table-cell office:value-type="float" office:value="0">
            <text:p>0</text:p>
          </table:table-cell>
          <table:table-cell office:value-type="float" office:value="-31.5849748103049">
            <text:p>-31.58497481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9255">
            <text:p>9255</text:p>
          </table:table-cell>
          <table:table-cell office:value-type="float" office:value="12640">
            <text:p>12640</text:p>
          </table:table-cell>
          <table:table-cell office:value-type="float" office:value="20106">
            <text:p>20106</text:p>
          </table:table-cell>
          <table:table-cell office:value-type="float" office:value="-208.25">
            <text:p>-208.25</text:p>
          </table:table-cell>
          <table:table-cell office:value-type="float" office:value="-135.75">
            <text:p>-135.75</text:p>
          </table:table-cell>
          <table:table-cell office:value-type="float" office:value="-454.5">
            <text:p>-454.5</text:p>
          </table:table-cell>
          <table:table-cell office:value-type="float" office:value="-0.0225013506212858">
            <text:p>-0.0225013506</text:p>
          </table:table-cell>
          <table:table-cell office:value-type="float" office:value="-0.0107397151898734">
            <text:p>-0.0107397152</text:p>
          </table:table-cell>
          <table:table-cell office:value-type="float" office:value="-0.0226051924798568">
            <text:p>-0.0226051925</text:p>
          </table:table-cell>
          <table:table-cell office:value-type="float" office:value="0.922237641953872">
            <text:p>0.922237642</text:p>
          </table:table-cell>
          <table:table-cell office:value-type="float" office:value="0.962637066140868">
            <text:p>0.9626370661</text:p>
          </table:table-cell>
          <table:table-cell office:value-type="float" office:value="0.921883375985522">
            <text:p>0.921883376</text:p>
          </table:table-cell>
          <table:table-cell office:value-type="float" office:value="-30.4568040722207">
            <text:p>-30.4568040722</text:p>
          </table:table-cell>
          <table:table-cell office:value-type="float" office:value="0">
            <text:p>0</text:p>
          </table:table-cell>
          <table:table-cell office:value-type="float" office:value="-30.3152898953177">
            <text:p>-30.315289895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 office:value-type="float" office:value="756">
            <text:p>756</text:p>
          </table:table-cell>
          <table:table-cell office:value-type="float" office:value="8809">
            <text:p>8809</text:p>
          </table:table-cell>
          <table:table-cell office:value-type="float" office:value="12186">
            <text:p>12186</text:p>
          </table:table-cell>
          <table:table-cell office:value-type="float" office:value="18381">
            <text:p>18381</text:p>
          </table:table-cell>
          <table:table-cell office:value-type="float" office:value="-157.625">
            <text:p>-157.625</text:p>
          </table:table-cell>
          <table:table-cell office:value-type="float" office:value="-321.875">
            <text:p>-321.875</text:p>
          </table:table-cell>
          <table:table-cell office:value-type="float" office:value="-299.25">
            <text:p>-299.25</text:p>
          </table:table-cell>
          <table:table-cell office:value-type="float" office:value="-0.0178936315132251">
            <text:p>-0.0178936315</text:p>
          </table:table-cell>
          <table:table-cell office:value-type="float" office:value="-0.026413507303463">
            <text:p>-0.0264135073</text:p>
          </table:table-cell>
          <table:table-cell office:value-type="float" office:value="-0.0162803982373103">
            <text:p>-0.0162803982</text:p>
          </table:table-cell>
          <table:table-cell office:value-type="float" office:value="0.937999846519225">
            <text:p>0.9379998465</text:p>
          </table:table-cell>
          <table:table-cell office:value-type="float" office:value="0.908920164239297">
            <text:p>0.9089201642</text:p>
          </table:table-cell>
          <table:table-cell office:value-type="float" office:value="0.943538106848274">
            <text:p>0.9435381068</text:p>
          </table:table-cell>
          <table:table-cell office:value-type="float" office:value="0">
            <text:p>0</text:p>
          </table:table-cell>
          <table:table-cell office:value-type="float" office:value="-25.8940286935266">
            <text:p>-25.8940286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8680">
            <text:p>8680</text:p>
          </table:table-cell>
          <table:table-cell office:value-type="float" office:value="12198">
            <text:p>12198</text:p>
          </table:table-cell>
          <table:table-cell office:value-type="float" office:value="17598">
            <text:p>17598</text:p>
          </table:table-cell>
          <table:table-cell office:value-type="float" office:value="-81.125">
            <text:p>-81.125</text:p>
          </table:table-cell>
          <table:table-cell office:value-type="float" office:value="-154">
            <text:p>-154</text:p>
          </table:table-cell>
          <table:table-cell office:value-type="float" office:value="-281.5">
            <text:p>-281.5</text:p>
          </table:table-cell>
          <table:table-cell office:value-type="float" office:value="-0.00934619815668203">
            <text:p>-0.0093461982</text:p>
          </table:table-cell>
          <table:table-cell office:value-type="float" office:value="-0.0126250204951631">
            <text:p>-0.0126250205</text:p>
          </table:table-cell>
          <table:table-cell office:value-type="float" office:value="-0.0159961359245369">
            <text:p>-0.0159961359</text:p>
          </table:table-cell>
          <table:table-cell office:value-type="float" office:value="0.967459515234781">
            <text:p>0.9674595152</text:p>
          </table:table-cell>
          <table:table-cell office:value-type="float" office:value="0.956124834906235">
            <text:p>0.9561248349</text:p>
          </table:table-cell>
          <table:table-cell office:value-type="float" office:value="0.944515041938573">
            <text:p>0.9445150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458">
            <text:p>8458</text:p>
          </table:table-cell>
          <table:table-cell office:value-type="float" office:value="12080">
            <text:p>12080</text:p>
          </table:table-cell>
          <table:table-cell office:value-type="float" office:value="18498">
            <text:p>18498</text:p>
          </table:table-cell>
          <table:table-cell office:value-type="float" office:value="-197">
            <text:p>-197</text:p>
          </table:table-cell>
          <table:table-cell office:value-type="float" office:value="-83.5">
            <text:p>-83.5</text:p>
          </table:table-cell>
          <table:table-cell office:value-type="float" office:value="-315.875">
            <text:p>-315.875</text:p>
          </table:table-cell>
          <table:table-cell office:value-type="float" office:value="-0.0232915582880114">
            <text:p>-0.0232915583</text:p>
          </table:table-cell>
          <table:table-cell office:value-type="float" office:value="-0.00691225165562914">
            <text:p>-0.0069122517</text:p>
          </table:table-cell>
          <table:table-cell office:value-type="float" office:value="-0.0170761703967997">
            <text:p>-0.0170761704</text:p>
          </table:table-cell>
          <table:table-cell office:value-type="float" office:value="0.919542839499429">
            <text:p>0.9195428395</text:p>
          </table:table-cell>
          <table:table-cell office:value-type="float" office:value="0.975900766482282">
            <text:p>0.9759007665</text:p>
          </table:table-cell>
          <table:table-cell office:value-type="float" office:value="0.940804930978225">
            <text:p>0.940804931</text:p>
          </table:table-cell>
          <table:table-cell office:value-type="float" office:value="-29.4116532208096">
            <text:p>-29.41165322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401">
            <text:p>8401</text:p>
          </table:table-cell>
          <table:table-cell office:value-type="float" office:value="11635">
            <text:p>11635</text:p>
          </table:table-cell>
          <table:table-cell office:value-type="float" office:value="16817">
            <text:p>16817</text:p>
          </table:table-cell>
          <table:table-cell office:value-type="float" office:value="-159.75">
            <text:p>-159.75</text:p>
          </table:table-cell>
          <table:table-cell office:value-type="float" office:value="-269.75">
            <text:p>-269.75</text:p>
          </table:table-cell>
          <table:table-cell office:value-type="float" office:value="-292.625">
            <text:p>-292.625</text:p>
          </table:table-cell>
          <table:table-cell office:value-type="float" office:value="-0.0190155933817403">
            <text:p>-0.0190155934</text:p>
          </table:table-cell>
          <table:table-cell office:value-type="float" office:value="-0.0231843575418994">
            <text:p>-0.0231843575</text:p>
          </table:table-cell>
          <table:table-cell office:value-type="float" office:value="-0.0174005470654695">
            <text:p>-0.0174005471</text:p>
          </table:table-cell>
          <table:table-cell office:value-type="float" office:value="0.934154145035562">
            <text:p>0.934154145</text:p>
          </table:table-cell>
          <table:table-cell office:value-type="float" office:value="0.919908276895228">
            <text:p>0.9199082769</text:p>
          </table:table-cell>
          <table:table-cell office:value-type="float" office:value="0.939691532185685">
            <text:p>0.9396915322</text:p>
          </table:table-cell>
          <table:table-cell office:value-type="float" office:value="0">
            <text:p>0</text:p>
          </table:table-cell>
          <table:table-cell office:value-type="float" office:value="-29.5492631163498">
            <text:p>-29.54926311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770">
            <text:p>8770</text:p>
          </table:table-cell>
          <table:table-cell office:value-type="float" office:value="11529">
            <text:p>11529</text:p>
          </table:table-cell>
          <table:table-cell office:value-type="float" office:value="16492">
            <text:p>16492</text:p>
          </table:table-cell>
          <table:table-cell office:value-type="float" office:value="-152">
            <text:p>-152</text:p>
          </table:table-cell>
          <table:table-cell office:value-type="float" office:value="-67">
            <text:p>-67</text:p>
          </table:table-cell>
          <table:table-cell office:value-type="float" office:value="-404.25">
            <text:p>-404.25</text:p>
          </table:table-cell>
          <table:table-cell office:value-type="float" office:value="-0.0173318129988598">
            <text:p>-0.017331813</text:p>
          </table:table-cell>
          <table:table-cell office:value-type="float" office:value="-0.00581143204094024">
            <text:p>-0.005811432</text:p>
          </table:table-cell>
          <table:table-cell office:value-type="float" office:value="-0.0245118845500849">
            <text:p>-0.0245118846</text:p>
          </table:table-cell>
          <table:table-cell office:value-type="float" office:value="0.939927422317973">
            <text:p>0.9399274223</text:p>
          </table:table-cell>
          <table:table-cell office:value-type="float" office:value="0.979726182431747">
            <text:p>0.9797261824</text:p>
          </table:table-cell>
          <table:table-cell office:value-type="float" office:value="0.915386035743728">
            <text:p>0.9153860357</text:p>
          </table:table-cell>
          <table:table-cell table:number-columns-repeated="2" office:value-type="float" office:value="0">
            <text:p>0</text:p>
          </table:table-cell>
          <table:table-cell office:value-type="float" office:value="-27.9299973779868">
            <text:p>-27.92999737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350">
            <text:p>8350</text:p>
          </table:table-cell>
          <table:table-cell office:value-type="float" office:value="12274">
            <text:p>12274</text:p>
          </table:table-cell>
          <table:table-cell office:value-type="float" office:value="17227">
            <text:p>17227</text:p>
          </table:table-cell>
          <table:table-cell office:value-type="float" office:value="-87.25">
            <text:p>-87.25</text:p>
          </table:table-cell>
          <table:table-cell office:value-type="float" office:value="-109.375">
            <text:p>-109.375</text:p>
          </table:table-cell>
          <table:table-cell office:value-type="float" office:value="-246">
            <text:p>-246</text:p>
          </table:table-cell>
          <table:table-cell office:value-type="float" office:value="-0.0104491017964072">
            <text:p>-0.0104491018</text:p>
          </table:table-cell>
          <table:table-cell office:value-type="float" office:value="-0.00891111292162294">
            <text:p>-0.0089111129</text:p>
          </table:table-cell>
          <table:table-cell office:value-type="float" office:value="-0.0142799094444767">
            <text:p>-0.0142799094</text:p>
          </table:table-cell>
          <table:table-cell office:value-type="float" office:value="0.963642143820144">
            <text:p>0.9636421438</text:p>
          </table:table-cell>
          <table:table-cell office:value-type="float" office:value="0.968966744323984">
            <text:p>0.9689667443</text:p>
          </table:table-cell>
          <table:table-cell office:value-type="float" office:value="0.950419991939267">
            <text:p>0.9504199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1768">
            <text:p>11768</text:p>
          </table:table-cell>
          <table:table-cell office:value-type="float" office:value="18370">
            <text:p>18370</text:p>
          </table:table-cell>
          <table:table-cell office:value-type="float" office:value="-214">
            <text:p>-214</text:p>
          </table:table-cell>
          <table:table-cell office:value-type="float" office:value="-30.5">
            <text:p>-30.5</text:p>
          </table:table-cell>
          <table:table-cell office:value-type="float" office:value="-292.625">
            <text:p>-292.625</text:p>
          </table:table-cell>
          <table:table-cell office:value-type="float" office:value="-0.0259582726831635">
            <text:p>-0.0259582727</text:p>
          </table:table-cell>
          <table:table-cell office:value-type="float" office:value="-0.00259177430319511">
            <text:p>-0.0025917743</text:p>
          </table:table-cell>
          <table:table-cell office:value-type="float" office:value="-0.0159295046271094">
            <text:p>-0.0159295046</text:p>
          </table:table-cell>
          <table:table-cell office:value-type="float" office:value="0.910466756173487">
            <text:p>0.9104667562</text:p>
          </table:table-cell>
          <table:table-cell office:value-type="float" office:value="0.990941955835133">
            <text:p>0.9909419558</text:p>
          </table:table-cell>
          <table:table-cell office:value-type="float" office:value="0.944744082075741">
            <text:p>0.9447440821</text:p>
          </table:table-cell>
          <table:table-cell office:value-type="float" office:value="-26.3542686932411">
            <text:p>-26.35426869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8330">
            <text:p>8330</text:p>
          </table:table-cell>
          <table:table-cell office:value-type="float" office:value="10934">
            <text:p>10934</text:p>
          </table:table-cell>
          <table:table-cell office:value-type="float" office:value="16483">
            <text:p>16483</text:p>
          </table:table-cell>
          <table:table-cell office:value-type="float" office:value="-173.5">
            <text:p>-173.5</text:p>
          </table:table-cell>
          <table:table-cell office:value-type="float" office:value="-226">
            <text:p>-226</text:p>
          </table:table-cell>
          <table:table-cell office:value-type="float" office:value="-172.625">
            <text:p>-172.625</text:p>
          </table:table-cell>
          <table:table-cell office:value-type="float" office:value="-0.020828331332533">
            <text:p>-0.0208283313</text:p>
          </table:table-cell>
          <table:table-cell office:value-type="float" office:value="-0.0206694713736967">
            <text:p>-0.0206694714</text:p>
          </table:table-cell>
          <table:table-cell office:value-type="float" office:value="-0.0104729114845599">
            <text:p>-0.0104729115</text:p>
          </table:table-cell>
          <table:table-cell office:value-type="float" office:value="0.927951126332886">
            <text:p>0.9279511263</text:p>
          </table:table-cell>
          <table:table-cell office:value-type="float" office:value="0.928494215203923">
            <text:p>0.9284942152</text:p>
          </table:table-cell>
          <table:table-cell office:value-type="float" office:value="0.963559786278969">
            <text:p>0.9635597863</text:p>
          </table:table-cell>
          <table:table-cell office:value-type="float" office:value="-32.9312654572742">
            <text:p>-32.9312654573</text:p>
          </table:table-cell>
          <table:table-cell office:value-type="float" office:value="-33.187048629743">
            <text:p>-33.1870486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8122">
            <text:p>8122</text:p>
          </table:table-cell>
          <table:table-cell office:value-type="float" office:value="11030">
            <text:p>11030</text:p>
          </table:table-cell>
          <table:table-cell office:value-type="float" office:value="15609">
            <text:p>15609</text:p>
          </table:table-cell>
          <table:table-cell office:value-type="float" office:value="106.5">
            <text:p>106.5</text:p>
          </table:table-cell>
          <table:table-cell office:value-type="float" office:value="-162.75">
            <text:p>-162.75</text:p>
          </table:table-cell>
          <table:table-cell office:value-type="float" office:value="-155.25">
            <text:p>-155.25</text:p>
          </table:table-cell>
          <table:table-cell office:value-type="float" office:value="0.0131125338586555">
            <text:p>0.0131125339</text:p>
          </table:table-cell>
          <table:table-cell office:value-type="float" office:value="-0.0147552130553037">
            <text:p>-0.0147552131</text:p>
          </table:table-cell>
          <table:table-cell office:value-type="float" office:value="-0.00994618489333077">
            <text:p>-0.0099461849</text:p>
          </table:table-cell>
          <table:table-cell office:value-type="float" office:value="1.04623086805192">
            <text:p>1.0462308681</text:p>
          </table:table-cell>
          <table:table-cell office:value-type="float" office:value="0.948783478278559">
            <text:p>0.9487834783</text:p>
          </table:table-cell>
          <table:table-cell office:value-type="float" office:value="0.96538224899745">
            <text:p>0.9653822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694">
            <text:p>694</text:p>
          </table:table-cell>
          <table:table-cell office:value-type="float" office:value="8145">
            <text:p>8145</text:p>
          </table:table-cell>
          <table:table-cell office:value-type="float" office:value="10762">
            <text:p>10762</text:p>
          </table:table-cell>
          <table:table-cell office:value-type="float" office:value="16617">
            <text:p>16617</text:p>
          </table:table-cell>
          <table:table-cell office:value-type="float" office:value="-0.25">
            <text:p>-0.25</text:p>
          </table:table-cell>
          <table:table-cell office:value-type="float" office:value="5.125">
            <text:p>5.125</text:p>
          </table:table-cell>
          <table:table-cell office:value-type="float" office:value="-131.625">
            <text:p>-131.625</text:p>
          </table:table-cell>
          <table:table-cell table:style-name="ce17" office:value-type="float" office:value="-0.0000306936771025169">
            <text:p>-3.07E-005</text:p>
          </table:table-cell>
          <table:table-cell office:value-type="float" office:value="0.000476212599888497">
            <text:p>0.0004762126</text:p>
          </table:table-cell>
          <table:table-cell office:value-type="float" office:value="-0.00792110489257989">
            <text:p>-0.0079211049</text:p>
          </table:table-cell>
          <table:table-cell office:value-type="float" office:value="0.999892573976661">
            <text:p>0.999892574</text:p>
          </table:table-cell>
          <table:table-cell office:value-type="float" office:value="1.00166718858535">
            <text:p>1.0016671886</text:p>
          </table:table-cell>
          <table:table-cell office:value-type="float" office:value="0.9723991109253">
            <text:p>0.97239911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7950">
            <text:p>7950</text:p>
          </table:table-cell>
          <table:table-cell office:value-type="float" office:value="10702">
            <text:p>10702</text:p>
          </table:table-cell>
          <table:table-cell office:value-type="float" office:value="15996">
            <text:p>15996</text:p>
          </table:table-cell>
          <table:table-cell office:value-type="float" office:value="-197.75">
            <text:p>-197.75</text:p>
          </table:table-cell>
          <table:table-cell office:value-type="float" office:value="-283.25">
            <text:p>-283.25</text:p>
          </table:table-cell>
          <table:table-cell office:value-type="float" office:value="-68.75">
            <text:p>-68.75</text:p>
          </table:table-cell>
          <table:table-cell office:value-type="float" office:value="-0.024874213836478">
            <text:p>-0.0248742138</text:p>
          </table:table-cell>
          <table:table-cell office:value-type="float" office:value="-0.0264670155111194">
            <text:p>-0.0264670155</text:p>
          </table:table-cell>
          <table:table-cell office:value-type="float" office:value="-0.00429794948737184">
            <text:p>-0.0042979495</text:p>
          </table:table-cell>
          <table:table-cell office:value-type="float" office:value="0.914152955539733">
            <text:p>0.9141529555</text:p>
          </table:table-cell>
          <table:table-cell office:value-type="float" office:value="0.908738431414811">
            <text:p>0.9087384314</text:p>
          </table:table-cell>
          <table:table-cell office:value-type="float" office:value="0.984993382638999">
            <text:p>0.9849933826</text:p>
          </table:table-cell>
          <table:table-cell office:value-type="float" office:value="-27.5180654472675">
            <text:p>-27.5180654473</text:p>
          </table:table-cell>
          <table:table-cell office:value-type="float" office:value="-25.8409719236251">
            <text:p>-25.8409719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7916">
            <text:p>7916</text:p>
          </table:table-cell>
          <table:table-cell office:value-type="float" office:value="10770">
            <text:p>10770</text:p>
          </table:table-cell>
          <table:table-cell office:value-type="float" office:value="16271">
            <text:p>16271</text:p>
          </table:table-cell>
          <table:table-cell office:value-type="float" office:value="-171">
            <text:p>-171</text:p>
          </table:table-cell>
          <table:table-cell office:value-type="float" office:value="97.625">
            <text:p>97.625</text:p>
          </table:table-cell>
          <table:table-cell office:value-type="float" office:value="251.375">
            <text:p>251.375</text:p>
          </table:table-cell>
          <table:table-cell office:value-type="float" office:value="-0.0216018191005558">
            <text:p>-0.0216018191</text:p>
          </table:table-cell>
          <table:table-cell office:value-type="float" office:value="0.00906453110492108">
            <text:p>0.0090645311</text:p>
          </table:table-cell>
          <table:table-cell office:value-type="float" office:value="0.0154492655645013">
            <text:p>0.0154492656</text:p>
          </table:table-cell>
          <table:table-cell office:value-type="float" office:value="0.925308244781423">
            <text:p>0.9253082448</text:p>
          </table:table-cell>
          <table:table-cell office:value-type="float" office:value="1.03188690368656">
            <text:p>1.0318869037</text:p>
          </table:table-cell>
          <table:table-cell office:value-type="float" office:value="1.05454024189646">
            <text:p>1.0545402419</text:p>
          </table:table-cell>
          <table:table-cell office:value-type="float" office:value="-31.7396098953661">
            <text:p>-31.73960989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850">
            <text:p>7850</text:p>
          </table:table-cell>
          <table:table-cell office:value-type="float" office:value="10986">
            <text:p>10986</text:p>
          </table:table-cell>
          <table:table-cell office:value-type="float" office:value="17724">
            <text:p>17724</text:p>
          </table:table-cell>
          <table:table-cell office:value-type="float" office:value="98.625">
            <text:p>98.625</text:p>
          </table:table-cell>
          <table:table-cell office:value-type="float" office:value="-129">
            <text:p>-129</text:p>
          </table:table-cell>
          <table:table-cell office:value-type="float" office:value="316.625">
            <text:p>316.625</text:p>
          </table:table-cell>
          <table:table-cell office:value-type="float" office:value="0.0125636942675159">
            <text:p>0.0125636943</text:p>
          </table:table-cell>
          <table:table-cell office:value-type="float" office:value="-0.0117422173675587">
            <text:p>-0.0117422174</text:p>
          </table:table-cell>
          <table:table-cell office:value-type="float" office:value="0.0178641954412097">
            <text:p>0.0178641954</text:p>
          </table:table-cell>
          <table:table-cell office:value-type="float" office:value="1.04428230890705">
            <text:p>1.0442823089</text:p>
          </table:table-cell>
          <table:table-cell office:value-type="float" office:value="0.95917248336421">
            <text:p>0.9591724834</text:p>
          </table:table-cell>
          <table:table-cell office:value-type="float" office:value="1.06315017782261">
            <text:p>1.06315017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898">
            <text:p>7898</text:p>
          </table:table-cell>
          <table:table-cell office:value-type="float" office:value="11968">
            <text:p>11968</text:p>
          </table:table-cell>
          <table:table-cell office:value-type="float" office:value="17399">
            <text:p>17399</text:p>
          </table:table-cell>
          <table:table-cell office:value-type="float" office:value="-24.75">
            <text:p>-24.75</text:p>
          </table:table-cell>
          <table:table-cell office:value-type="float" office:value="-84.875">
            <text:p>-84.875</text:p>
          </table:table-cell>
          <table:table-cell office:value-type="float" office:value="323">
            <text:p>323</text:p>
          </table:table-cell>
          <table:table-cell office:value-type="float" office:value="-0.00313370473537604">
            <text:p>-0.0031337047</text:p>
          </table:table-cell>
          <table:table-cell office:value-type="float" office:value="-0.00709182820855615">
            <text:p>-0.0070918282</text:p>
          </table:table-cell>
          <table:table-cell office:value-type="float" office:value="0.0185642853037531">
            <text:p>0.0185642853</text:p>
          </table:table-cell>
          <table:table-cell office:value-type="float" office:value="0.989051280832706">
            <text:p>0.9890512808</text:p>
          </table:table-cell>
          <table:table-cell office:value-type="float" office:value="0.975277177563639">
            <text:p>0.9752771776</text:p>
          </table:table-cell>
          <table:table-cell office:value-type="float" office:value="1.06565047863326">
            <text:p>1.0656504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8064">
            <text:p>8064</text:p>
          </table:table-cell>
          <table:table-cell office:value-type="float" office:value="11210">
            <text:p>11210</text:p>
          </table:table-cell>
          <table:table-cell office:value-type="float" office:value="16665">
            <text:p>16665</text:p>
          </table:table-cell>
          <table:table-cell office:value-type="float" office:value="21.5">
            <text:p>21.5</text:p>
          </table:table-cell>
          <table:table-cell office:value-type="float" office:value="-11.125">
            <text:p>-11.125</text:p>
          </table:table-cell>
          <table:table-cell office:value-type="float" office:value="432.75">
            <text:p>432.75</text:p>
          </table:table-cell>
          <table:table-cell office:value-type="float" office:value="0.00266617063492064">
            <text:p>0.0026661706</text:p>
          </table:table-cell>
          <table:table-cell office:value-type="float" office:value="-0.000992417484388938">
            <text:p>-0.0009924175</text:p>
          </table:table-cell>
          <table:table-cell office:value-type="float" office:value="0.025967596759676">
            <text:p>0.0259675968</text:p>
          </table:table-cell>
          <table:table-cell office:value-type="float" office:value="1.0093455298153">
            <text:p>1.0093455298</text:p>
          </table:table-cell>
          <table:table-cell office:value-type="float" office:value="0.996528469193867">
            <text:p>0.9965284692</text:p>
          </table:table-cell>
          <table:table-cell office:value-type="float" office:value="1.09220824817855">
            <text:p>1.0922082482</text:p>
          </table:table-cell>
          <table:table-cell table:number-columns-repeated="2" office:value-type="float" office:value="0">
            <text:p>0</text:p>
          </table:table-cell>
          <table:table-cell office:value-type="float" office:value="27.0378663773213">
            <text:p>27.037866377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958">
            <text:p>7958</text:p>
          </table:table-cell>
          <table:table-cell office:value-type="float" office:value="11263">
            <text:p>11263</text:p>
          </table:table-cell>
          <table:table-cell office:value-type="float" office:value="16812">
            <text:p>16812</text:p>
          </table:table-cell>
          <table:table-cell office:value-type="float" office:value="52.375">
            <text:p>52.375</text:p>
          </table:table-cell>
          <table:table-cell office:value-type="float" office:value="147.375">
            <text:p>147.375</text:p>
          </table:table-cell>
          <table:table-cell office:value-type="float" office:value="465.625">
            <text:p>465.625</text:p>
          </table:table-cell>
          <table:table-cell office:value-type="float" office:value="0.00658142749434531">
            <text:p>0.0065814275</text:p>
          </table:table-cell>
          <table:table-cell office:value-type="float" office:value="0.0130848796945752">
            <text:p>0.0130848797</text:p>
          </table:table-cell>
          <table:table-cell office:value-type="float" office:value="0.0276959909588389">
            <text:p>0.027695991</text:p>
          </table:table-cell>
          <table:table-cell office:value-type="float" office:value="1.02311989399842">
            <text:p>1.023119894</text:p>
          </table:table-cell>
          <table:table-cell office:value-type="float" office:value="1.04613265852119">
            <text:p>1.0461326585</text:p>
          </table:table-cell>
          <table:table-cell office:value-type="float" office:value="1.09843942146971">
            <text:p>1.0984394215</text:p>
          </table:table-cell>
          <table:table-cell table:number-columns-repeated="2" office:value-type="float" office:value="0">
            <text:p>0</text:p>
          </table:table-cell>
          <table:table-cell office:value-type="float" office:value="25.3719816728382">
            <text:p>25.3719816728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615">
            <text:p>7615</text:p>
          </table:table-cell>
          <table:table-cell office:value-type="float" office:value="12158">
            <text:p>12158</text:p>
          </table:table-cell>
          <table:table-cell office:value-type="float" office:value="17503">
            <text:p>17503</text:p>
          </table:table-cell>
          <table:table-cell office:value-type="float" office:value="144.625">
            <text:p>144.625</text:p>
          </table:table-cell>
          <table:table-cell office:value-type="float" office:value="221.875">
            <text:p>221.875</text:p>
          </table:table-cell>
          <table:table-cell office:value-type="float" office:value="313.5">
            <text:p>313.5</text:p>
          </table:table-cell>
          <table:table-cell office:value-type="float" office:value="0.0189921208141825">
            <text:p>0.0189921208</text:p>
          </table:table-cell>
          <table:table-cell office:value-type="float" office:value="0.0182493008718539">
            <text:p>0.0182493009</text:p>
          </table:table-cell>
          <table:table-cell office:value-type="float" office:value="0.017911215220248">
            <text:p>0.0179112152</text:p>
          </table:table-cell>
          <table:table-cell office:value-type="float" office:value="1.06717939612956">
            <text:p>1.0671793961</text:p>
          </table:table-cell>
          <table:table-cell office:value-type="float" office:value="1.06452530553682">
            <text:p>1.0645253055</text:p>
          </table:table-cell>
          <table:table-cell office:value-type="float" office:value="1.06331804406697">
            <text:p>1.06331804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592">
            <text:p>7592</text:p>
          </table:table-cell>
          <table:table-cell office:value-type="float" office:value="11936">
            <text:p>11936</text:p>
          </table:table-cell>
          <table:table-cell office:value-type="float" office:value="16938">
            <text:p>16938</text:p>
          </table:table-cell>
          <table:table-cell office:value-type="float" office:value="4.25">
            <text:p>4.25</text:p>
          </table:table-cell>
          <table:table-cell office:value-type="float" office:value="-73.125">
            <text:p>-73.125</text:p>
          </table:table-cell>
          <table:table-cell office:value-type="float" office:value="-100.875">
            <text:p>-100.875</text:p>
          </table:table-cell>
          <table:table-cell office:value-type="float" office:value="0.000559799789251844">
            <text:p>0.0005597998</text:p>
          </table:table-cell>
          <table:table-cell office:value-type="float" office:value="-0.00612642426273458">
            <text:p>-0.0061264243</text:p>
          </table:table-cell>
          <table:table-cell office:value-type="float" office:value="-0.00595554374778604">
            <text:p>-0.0059555437</text:p>
          </table:table-cell>
          <table:table-cell office:value-type="float" office:value="1.00195991347896">
            <text:p>1.0019599135</text:p>
          </table:table-cell>
          <table:table-cell office:value-type="float" office:value="0.978631079905953">
            <text:p>0.9786310799</text:p>
          </table:table-cell>
          <table:table-cell office:value-type="float" office:value="0.979225115145359">
            <text:p>0.979225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761">
            <text:p>11761</text:p>
          </table:table-cell>
          <table:table-cell office:value-type="float" office:value="18322">
            <text:p>18322</text:p>
          </table:table-cell>
          <table:table-cell office:value-type="float" office:value="0.75">
            <text:p>0.75</text:p>
          </table:table-cell>
          <table:table-cell office:value-type="float" office:value="351.25">
            <text:p>351.25</text:p>
          </table:table-cell>
          <table:table-cell office:value-type="float" office:value="-336.375">
            <text:p>-336.375</text:p>
          </table:table-cell>
          <table:table-cell table:style-name="ce17" office:value-type="float" office:value="0.0000987621806689492">
            <text:p>9.88E-005</text:p>
          </table:table-cell>
          <table:table-cell office:value-type="float" office:value="0.0298656576821699">
            <text:p>0.0298656577</text:p>
          </table:table-cell>
          <table:table-cell office:value-type="float" office:value="-0.0183590765200306">
            <text:p>-0.0183590765</text:p>
          </table:table-cell>
          <table:table-cell office:value-type="float" office:value="1.00034568675012">
            <text:p>1.0003456868</text:p>
          </table:table-cell>
          <table:table-cell office:value-type="float" office:value="1.10627803860482">
            <text:p>1.1062780386</text:p>
          </table:table-cell>
          <table:table-cell office:value-type="float" office:value="0.936403861333603">
            <text:p>0.9364038613</text:p>
          </table:table-cell>
          <table:table-cell office:value-type="float" office:value="0">
            <text:p>0</text:p>
          </table:table-cell>
          <table:table-cell office:value-type="float" office:value="23.5537107496526">
            <text:p>23.5537107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8335">
            <text:p>8335</text:p>
          </table:table-cell>
          <table:table-cell office:value-type="float" office:value="11781">
            <text:p>11781</text:p>
          </table:table-cell>
          <table:table-cell office:value-type="float" office:value="19864">
            <text:p>19864</text:p>
          </table:table-cell>
          <table:table-cell office:value-type="float" office:value="108.5">
            <text:p>108.5</text:p>
          </table:table-cell>
          <table:table-cell office:value-type="float" office:value="288.625">
            <text:p>288.625</text:p>
          </table:table-cell>
          <table:table-cell office:value-type="float" office:value="-741.125">
            <text:p>-741.125</text:p>
          </table:table-cell>
          <table:table-cell office:value-type="float" office:value="0.0130173965206959">
            <text:p>0.0130173965</text:p>
          </table:table-cell>
          <table:table-cell office:value-type="float" office:value="0.0244991936168407">
            <text:p>0.0244991936</text:p>
          </table:table-cell>
          <table:table-cell office:value-type="float" office:value="-0.0373099577124446">
            <text:p>-0.0373099577</text:p>
          </table:table-cell>
          <table:table-cell office:value-type="float" office:value="1.0458930149423">
            <text:p>1.0458930149</text:p>
          </table:table-cell>
          <table:table-cell office:value-type="float" office:value="1.08692359021518">
            <text:p>1.0869235902</text:p>
          </table:table-cell>
          <table:table-cell office:value-type="float" office:value="0.872143532577672">
            <text:p>0.8721435326</text:p>
          </table:table-cell>
          <table:table-cell office:value-type="float" office:value="0">
            <text:p>0</text:p>
          </table:table-cell>
          <table:table-cell office:value-type="float" office:value="28.6378284002716">
            <text:p>28.6378284003</text:p>
          </table:table-cell>
          <table:table-cell office:value-type="float" office:value="-18.2293047991801">
            <text:p>-18.229304799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9243">
            <text:p>9243</text:p>
          </table:table-cell>
          <table:table-cell office:value-type="float" office:value="12320">
            <text:p>12320</text:p>
          </table:table-cell>
          <table:table-cell office:value-type="float" office:value="18657">
            <text:p>18657</text:p>
          </table:table-cell>
          <table:table-cell office:value-type="float" office:value="40.625">
            <text:p>40.625</text:p>
          </table:table-cell>
          <table:table-cell office:value-type="float" office:value="180.5">
            <text:p>180.5</text:p>
          </table:table-cell>
          <table:table-cell office:value-type="float" office:value="-857.125">
            <text:p>-857.125</text:p>
          </table:table-cell>
          <table:table-cell office:value-type="float" office:value="0.00439521800281294">
            <text:p>0.004395218</text:p>
          </table:table-cell>
          <table:table-cell office:value-type="float" office:value="0.014650974025974">
            <text:p>0.014650974</text:p>
          </table:table-cell>
          <table:table-cell office:value-type="float" office:value="-0.0459412016937343">
            <text:p>-0.0459412017</text:p>
          </table:table-cell>
          <table:table-cell office:value-type="float" office:value="1.01542112617478">
            <text:p>1.0154211262</text:p>
          </table:table-cell>
          <table:table-cell office:value-type="float" office:value="1.05169912512913">
            <text:p>1.0516991251</text:p>
          </table:table-cell>
          <table:table-cell office:value-type="float" office:value="0.843342558337536">
            <text:p>0.8433425583</text:p>
          </table:table-cell>
          <table:table-cell table:number-columns-repeated="2" office:value-type="float" office:value="0">
            <text:p>0</text:p>
          </table:table-cell>
          <table:table-cell office:value-type="float" office:value="-14.7384123847109">
            <text:p>-14.738412384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9256">
            <text:p>9256</text:p>
          </table:table-cell>
          <table:table-cell office:value-type="float" office:value="11920">
            <text:p>11920</text:p>
          </table:table-cell>
          <table:table-cell office:value-type="float" office:value="16639">
            <text:p>16639</text:p>
          </table:table-cell>
          <table:table-cell office:value-type="float" office:value="-73.25">
            <text:p>-73.25</text:p>
          </table:table-cell>
          <table:table-cell office:value-type="float" office:value="232.5">
            <text:p>232.5</text:p>
          </table:table-cell>
          <table:table-cell office:value-type="float" office:value="-1054.375">
            <text:p>-1054.375</text:p>
          </table:table-cell>
          <table:table-cell office:value-type="float" office:value="-0.0079137856525497">
            <text:p>-0.0079137857</text:p>
          </table:table-cell>
          <table:table-cell office:value-type="float" office:value="0.019505033557047">
            <text:p>0.0195050336</text:p>
          </table:table-cell>
          <table:table-cell office:value-type="float" office:value="-0.0633676903660076">
            <text:p>-0.0633676904</text:p>
          </table:table-cell>
          <table:table-cell office:value-type="float" office:value="0.972424501102651">
            <text:p>0.9724245011</text:p>
          </table:table-cell>
          <table:table-cell office:value-type="float" office:value="1.06901329226442">
            <text:p>1.0690132923</text:p>
          </table:table-cell>
          <table:table-cell office:value-type="float" office:value="0.786083393516325">
            <text:p>0.786083393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5881405604858">
            <text:p>-10.588140560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7802">
            <text:p>7802</text:p>
          </table:table-cell>
          <table:table-cell office:value-type="float" office:value="11312">
            <text:p>11312</text:p>
          </table:table-cell>
          <table:table-cell office:value-type="float" office:value="17855">
            <text:p>17855</text:p>
          </table:table-cell>
          <table:table-cell office:value-type="float" office:value="-635">
            <text:p>-635</text:p>
          </table:table-cell>
          <table:table-cell office:value-type="float" office:value="287.375">
            <text:p>287.375</text:p>
          </table:table-cell>
          <table:table-cell office:value-type="float" office:value="-297">
            <text:p>-297</text:p>
          </table:table-cell>
          <table:table-cell office:value-type="float" office:value="-0.0813893873365804">
            <text:p>-0.0813893873</text:p>
          </table:table-cell>
          <table:table-cell office:value-type="float" office:value="0.0254044377652051">
            <text:p>0.0254044378</text:p>
          </table:table-cell>
          <table:table-cell office:value-type="float" office:value="-0.0166339960795295">
            <text:p>-0.0166339961</text:p>
          </table:table-cell>
          <table:table-cell office:value-type="float" office:value="0.728120639769176">
            <text:p>0.7281206398</text:p>
          </table:table-cell>
          <table:table-cell office:value-type="float" office:value="1.09018048767622">
            <text:p>1.0901804877</text:p>
          </table:table-cell>
          <table:table-cell office:value-type="float" office:value="0.942323325779771">
            <text:p>0.9423233258</text:p>
          </table:table-cell>
          <table:table-cell office:value-type="float" office:value="-8.1649553620963">
            <text:p>-8.1649553621</text:p>
          </table:table-cell>
          <table:table-cell office:value-type="float" office:value="27.6296165799022">
            <text:p>27.62961657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6183">
            <text:p>6183</text:p>
          </table:table-cell>
          <table:table-cell office:value-type="float" office:value="10930">
            <text:p>10930</text:p>
          </table:table-cell>
          <table:table-cell office:value-type="float" office:value="18993">
            <text:p>18993</text:p>
          </table:table-cell>
          <table:table-cell office:value-type="float" office:value="-536.75">
            <text:p>-536.75</text:p>
          </table:table-cell>
          <table:table-cell office:value-type="float" office:value="-427.375">
            <text:p>-427.375</text:p>
          </table:table-cell>
          <table:table-cell office:value-type="float" office:value="-727">
            <text:p>-727</text:p>
          </table:table-cell>
          <table:table-cell office:value-type="float" office:value="-0.0868106097363739">
            <text:p>-0.0868106097</text:p>
          </table:table-cell>
          <table:table-cell office:value-type="float" office:value="-0.0391010978956999">
            <text:p>-0.0391010979</text:p>
          </table:table-cell>
          <table:table-cell office:value-type="float" office:value="-0.0382772600431738">
            <text:p>-0.03827726</text:p>
          </table:table-cell>
          <table:table-cell office:value-type="float" office:value="0.710933586569781">
            <text:p>0.7109335866</text:p>
          </table:table-cell>
          <table:table-cell office:value-type="float" office:value="0.866142793244083">
            <text:p>0.8661427932</text:p>
          </table:table-cell>
          <table:table-cell office:value-type="float" office:value="0.868901281176261">
            <text:p>0.8689012812</text:p>
          </table:table-cell>
          <table:table-cell office:value-type="float" office:value="-7.63277224869381">
            <text:p>-7.6327722487</text:p>
          </table:table-cell>
          <table:table-cell office:value-type="float" office:value="-17.3781741746662">
            <text:p>-17.3781741747</text:p>
          </table:table-cell>
          <table:table-cell office:value-type="float" office:value="-17.7597613302682">
            <text:p>-17.759761330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5408">
            <text:p>5408</text:p>
          </table:table-cell>
          <table:table-cell office:value-type="float" office:value="10578">
            <text:p>10578</text:p>
          </table:table-cell>
          <table:table-cell office:value-type="float" office:value="17970">
            <text:p>17970</text:p>
          </table:table-cell>
          <table:table-cell office:value-type="float" office:value="-620.625">
            <text:p>-620.625</text:p>
          </table:table-cell>
          <table:table-cell office:value-type="float" office:value="-473.5">
            <text:p>-473.5</text:p>
          </table:table-cell>
          <table:table-cell office:value-type="float" office:value="-863.75">
            <text:p>-863.75</text:p>
          </table:table-cell>
          <table:table-cell office:value-type="float" office:value="-0.114760539940828">
            <text:p>-0.1147605399</text:p>
          </table:table-cell>
          <table:table-cell office:value-type="float" office:value="-0.0447627150690112">
            <text:p>-0.0447627151</text:p>
          </table:table-cell>
          <table:table-cell office:value-type="float" office:value="-0.0480662214802449">
            <text:p>-0.0480662215</text:p>
          </table:table-cell>
          <table:table-cell office:value-type="float" office:value="0.624151274001021">
            <text:p>0.624151274</text:p>
          </table:table-cell>
          <table:table-cell office:value-type="float" office:value="0.847257750552746">
            <text:p>0.8472577506</text:p>
          </table:table-cell>
          <table:table-cell office:value-type="float" office:value="0.836296533648023">
            <text:p>0.8362965336</text:p>
          </table:table-cell>
          <table:table-cell office:value-type="float" office:value="-5.68633062919241">
            <text:p>-5.6863306292</text:p>
          </table:table-cell>
          <table:table-cell office:value-type="float" office:value="-15.135703902677">
            <text:p>-15.1357039027</text:p>
          </table:table-cell>
          <table:table-cell office:value-type="float" office:value="-14.0712524659331">
            <text:p>-14.071252465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4880">
            <text:p>4880</text:p>
          </table:table-cell>
          <table:table-cell office:value-type="float" office:value="9589">
            <text:p>9589</text:p>
          </table:table-cell>
          <table:table-cell office:value-type="float" office:value="16066">
            <text:p>16066</text:p>
          </table:table-cell>
          <table:table-cell office:value-type="float" office:value="-492.25">
            <text:p>-492.25</text:p>
          </table:table-cell>
          <table:table-cell office:value-type="float" office:value="-46.125">
            <text:p>-46.125</text:p>
          </table:table-cell>
          <table:table-cell office:value-type="float" office:value="-787.5">
            <text:p>-787.5</text:p>
          </table:table-cell>
          <table:table-cell office:value-type="float" office:value="-0.100870901639344">
            <text:p>-0.1008709016</text:p>
          </table:table-cell>
          <table:table-cell office:value-type="float" office:value="-0.00481019918656794">
            <text:p>-0.0048101992</text:p>
          </table:table-cell>
          <table:table-cell office:value-type="float" office:value="-0.0490165567035977">
            <text:p>-0.0490165567</text:p>
          </table:table-cell>
          <table:table-cell office:value-type="float" office:value="0.666894724305462">
            <text:p>0.6668947243</text:p>
          </table:table-cell>
          <table:table-cell office:value-type="float" office:value="0.983209653358793">
            <text:p>0.9832096534</text:p>
          </table:table-cell>
          <table:table-cell office:value-type="float" office:value="0.833151192286319">
            <text:p>0.8331511923</text:p>
          </table:table-cell>
          <table:table-cell office:value-type="float" office:value="-6.5189124789412">
            <text:p>-6.5189124789</text:p>
          </table:table-cell>
          <table:table-cell office:value-type="float" office:value="0">
            <text:p>0</text:p>
          </table:table-cell>
          <table:table-cell office:value-type="float" office:value="-13.7916061501493">
            <text:p>-13.791606150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4500">
            <text:p>4500</text:p>
          </table:table-cell>
          <table:table-cell office:value-type="float" office:value="9850">
            <text:p>9850</text:p>
          </table:table-cell>
          <table:table-cell office:value-type="float" office:value="17308">
            <text:p>17308</text:p>
          </table:table-cell>
          <table:table-cell office:value-type="float" office:value="-292.75">
            <text:p>-292.75</text:p>
          </table:table-cell>
          <table:table-cell office:value-type="float" office:value="-178.5">
            <text:p>-178.5</text:p>
          </table:table-cell>
          <table:table-cell office:value-type="float" office:value="-335.25">
            <text:p>-335.25</text:p>
          </table:table-cell>
          <table:table-cell office:value-type="float" office:value="-0.0650555555555556">
            <text:p>-0.0650555556</text:p>
          </table:table-cell>
          <table:table-cell office:value-type="float" office:value="-0.0181218274111675">
            <text:p>-0.0181218274</text:p>
          </table:table-cell>
          <table:table-cell office:value-type="float" office:value="-0.0193696556505662">
            <text:p>-0.0193696557</text:p>
          </table:table-cell>
          <table:table-cell office:value-type="float" office:value="0.780600717160494">
            <text:p>0.7806007172</text:p>
          </table:table-cell>
          <table:table-cell office:value-type="float" office:value="0.937217269293205">
            <text:p>0.9372172693</text:p>
          </table:table-cell>
          <table:table-cell office:value-type="float" office:value="0.93294156500066">
            <text:p>0.932941565</text:p>
          </table:table-cell>
          <table:table-cell office:value-type="float" office:value="-10.3042373408052">
            <text:p>-10.30423734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table:number-columns-repeated="2" office:value-type="float" office:value="708">
            <text:p>708</text:p>
          </table:table-cell>
          <table:table-cell office:value-type="float" office:value="5187">
            <text:p>5187</text:p>
          </table:table-cell>
          <table:table-cell office:value-type="float" office:value="9135">
            <text:p>9135</text:p>
          </table:table-cell>
          <table:table-cell office:value-type="float" office:value="18674">
            <text:p>18674</text:p>
          </table:table-cell>
          <table:table-cell office:value-type="float" office:value="-86">
            <text:p>-86</text:p>
          </table:table-cell>
          <table:table-cell office:value-type="float" office:value="-212.875">
            <text:p>-212.875</text:p>
          </table:table-cell>
          <table:table-cell office:value-type="float" office:value="-669.375">
            <text:p>-669.375</text:p>
          </table:table-cell>
          <table:table-cell office:value-type="float" office:value="-0.0165799113167534">
            <text:p>-0.0165799113</text:p>
          </table:table-cell>
          <table:table-cell office:value-type="float" office:value="-0.0233032293377121">
            <text:p>-0.0233032293</text:p>
          </table:table-cell>
          <table:table-cell office:value-type="float" office:value="-0.0358452929206383">
            <text:p>-0.0358452929</text:p>
          </table:table-cell>
          <table:table-cell office:value-type="float" office:value="0.942509101571535">
            <text:p>0.9425091016</text:p>
          </table:table-cell>
          <table:table-cell office:value-type="float" office:value="0.919503056693237">
            <text:p>0.9195030567</text:p>
          </table:table-cell>
          <table:table-cell office:value-type="float" office:value="0.877059849425916">
            <text:p>0.8770598494</text:p>
          </table:table-cell>
          <table:table-cell office:value-type="float" office:value="0">
            <text:p>0</text:p>
          </table:table-cell>
          <table:table-cell office:value-type="float" office:value="-29.3967479168849">
            <text:p>-29.3967479169</text:p>
          </table:table-cell>
          <table:table-cell office:value-type="float" office:value="-18.9885062779733">
            <text:p>-18.98850627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1">
            <text:p>491</text:p>
          </table:table-cell>
          <table:table-cell table:number-columns-repeated="2" office:value-type="float" office:value="729">
            <text:p>729</text:p>
          </table:table-cell>
          <table:table-cell office:value-type="float" office:value="5408">
            <text:p>5408</text:p>
          </table:table-cell>
          <table:table-cell office:value-type="float" office:value="9315">
            <text:p>9315</text:p>
          </table:table-cell>
          <table:table-cell office:value-type="float" office:value="17697">
            <text:p>17697</text:p>
          </table:table-cell>
          <table:table-cell office:value-type="float" office:value="-620.625">
            <text:p>-620.625</text:p>
          </table:table-cell>
          <table:table-cell office:value-type="float" office:value="-56.25">
            <text:p>-56.25</text:p>
          </table:table-cell>
          <table:table-cell office:value-type="float" office:value="-882.5">
            <text:p>-882.5</text:p>
          </table:table-cell>
          <table:table-cell office:value-type="float" office:value="-0.114760539940828">
            <text:p>-0.1147605399</text:p>
          </table:table-cell>
          <table:table-cell office:value-type="float" office:value="-0.00603864734299517">
            <text:p>-0.0060386473</text:p>
          </table:table-cell>
          <table:table-cell office:value-type="float" office:value="-0.0498672091314912">
            <text:p>-0.0498672091</text:p>
          </table:table-cell>
          <table:table-cell office:value-type="float" office:value="0.624151274001021">
            <text:p>0.624151274</text:p>
          </table:table-cell>
          <table:table-cell office:value-type="float" office:value="0.978936206212514">
            <text:p>0.9789362062</text:p>
          </table:table-cell>
          <table:table-cell office:value-type="float" office:value="0.830338775591046">
            <text:p>0.8303387756</text:p>
          </table:table-cell>
          <table:table-cell office:value-type="float" office:value="-5.68633062919241">
            <text:p>-5.6863306292</text:p>
          </table:table-cell>
          <table:table-cell office:value-type="float" office:value="0">
            <text:p>0</text:p>
          </table:table-cell>
          <table:table-cell office:value-type="float" office:value="-13.5503308935796">
            <text:p>-13.550330893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3">
            <text:p>45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5096">
            <text:p>5096</text:p>
          </table:table-cell>
          <table:table-cell office:value-type="float" office:value="8760">
            <text:p>8760</text:p>
          </table:table-cell>
          <table:table-cell office:value-type="float" office:value="15626">
            <text:p>15626</text:p>
          </table:table-cell>
          <table:table-cell office:value-type="float" office:value="-479.875">
            <text:p>-479.875</text:p>
          </table:table-cell>
          <table:table-cell office:value-type="float" office:value="-832.5">
            <text:p>-832.5</text:p>
          </table:table-cell>
          <table:table-cell office:value-type="float" office:value="-929">
            <text:p>-929</text:p>
          </table:table-cell>
          <table:table-cell office:value-type="float" office:value="-0.0941669937205652">
            <text:p>-0.0941669937</text:p>
          </table:table-cell>
          <table:table-cell office:value-type="float" office:value="-0.0950342465753425">
            <text:p>-0.0950342466</text:p>
          </table:table-cell>
          <table:table-cell office:value-type="float" office:value="-0.0594521950595162">
            <text:p>-0.0594521951</text:p>
          </table:table-cell>
          <table:table-cell office:value-type="float" office:value="0.687795670482505">
            <text:p>0.6877956705</text:p>
          </table:table-cell>
          <table:table-cell office:value-type="float" office:value="0.685081892709702">
            <text:p>0.6850818927</text:p>
          </table:table-cell>
          <table:table-cell office:value-type="float" office:value="0.798845061746587">
            <text:p>0.7988450617</text:p>
          </table:table-cell>
          <table:table-cell office:value-type="float" office:value="-7.00854408450667">
            <text:p>-7.0085440845</text:p>
          </table:table-cell>
          <table:table-cell office:value-type="float" office:value="-6.94131615245487">
            <text:p>-6.9413161525</text:p>
          </table:table-cell>
          <table:table-cell office:value-type="float" office:value="-11.3087859441096">
            <text:p>-11.308785944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4940">
            <text:p>4940</text:p>
          </table:table-cell>
          <table:table-cell office:value-type="float" office:value="7800">
            <text:p>7800</text:p>
          </table:table-cell>
          <table:table-cell office:value-type="float" office:value="13182">
            <text:p>13182</text:p>
          </table:table-cell>
          <table:table-cell office:value-type="float" office:value="-305.625">
            <text:p>-305.625</text:p>
          </table:table-cell>
          <table:table-cell office:value-type="float" office:value="11.25">
            <text:p>11.25</text:p>
          </table:table-cell>
          <table:table-cell office:value-type="float" office:value="-1059.125">
            <text:p>-1059.125</text:p>
          </table:table-cell>
          <table:table-cell office:value-type="float" office:value="-0.0618674089068826">
            <text:p>-0.0618674089</text:p>
          </table:table-cell>
          <table:table-cell office:value-type="float" office:value="0.00144230769230769">
            <text:p>0.0014423077</text:p>
          </table:table-cell>
          <table:table-cell office:value-type="float" office:value="-0.0803463055681991">
            <text:p>-0.0803463056</text:p>
          </table:table-cell>
          <table:table-cell office:value-type="float" office:value="0.79096611834422">
            <text:p>0.7909661183</text:p>
          </table:table-cell>
          <table:table-cell office:value-type="float" office:value="1.00505215421598">
            <text:p>1.0050521542</text:p>
          </table:table-cell>
          <table:table-cell office:value-type="float" office:value="0.731440766995482">
            <text:p>0.731440767</text:p>
          </table:table-cell>
          <table:table-cell office:value-type="float" office:value="-10.8534909327443">
            <text:p>-10.8534909327</text:p>
          </table:table-cell>
          <table:table-cell office:value-type="float" office:value="0">
            <text:p>0</text:p>
          </table:table-cell>
          <table:table-cell office:value-type="float" office:value="-8.27558396950944">
            <text:p>-8.275583969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5187">
            <text:p>5187</text:p>
          </table:table-cell>
          <table:table-cell office:value-type="float" office:value="7315">
            <text:p>7315</text:p>
          </table:table-cell>
          <table:table-cell office:value-type="float" office:value="11240">
            <text:p>11240</text:p>
          </table:table-cell>
          <table:table-cell office:value-type="float" office:value="-86">
            <text:p>-86</text:p>
          </table:table-cell>
          <table:table-cell office:value-type="float" office:value="-870.125">
            <text:p>-870.125</text:p>
          </table:table-cell>
          <table:table-cell office:value-type="float" office:value="75">
            <text:p>75</text:p>
          </table:table-cell>
          <table:table-cell office:value-type="float" office:value="-0.0165799113167534">
            <text:p>-0.0165799113</text:p>
          </table:table-cell>
          <table:table-cell office:value-type="float" office:value="-0.118950786056049">
            <text:p>-0.1189507861</text:p>
          </table:table-cell>
          <table:table-cell office:value-type="float" office:value="0.00667259786476868">
            <text:p>0.0066725979</text:p>
          </table:table-cell>
          <table:table-cell office:value-type="float" office:value="0.942509101571535">
            <text:p>0.9425091016</text:p>
          </table:table-cell>
          <table:table-cell office:value-type="float" office:value="0.611404856230398">
            <text:p>0.6114048562</text:p>
          </table:table-cell>
          <table:table-cell office:value-type="float" office:value="1.02344135870873">
            <text:p>1.0234413587</text:p>
          </table:table-cell>
          <table:table-cell office:value-type="float" office:value="0">
            <text:p>0</text:p>
          </table:table-cell>
          <table:table-cell office:value-type="float" office:value="-5.47328937253497">
            <text:p>-5.47328937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4080">
            <text:p>4080</text:p>
          </table:table-cell>
          <table:table-cell office:value-type="float" office:value="6831">
            <text:p>6831</text:p>
          </table:table-cell>
          <table:table-cell office:value-type="float" office:value="12560">
            <text:p>12560</text:p>
          </table:table-cell>
          <table:table-cell office:value-type="float" office:value="-648.875">
            <text:p>-648.875</text:p>
          </table:table-cell>
          <table:table-cell office:value-type="float" office:value="-793.5">
            <text:p>-793.5</text:p>
          </table:table-cell>
          <table:table-cell office:value-type="float" office:value="-105">
            <text:p>-105</text:p>
          </table:table-cell>
          <table:table-cell office:value-type="float" office:value="-0.159037990196078">
            <text:p>-0.1590379902</text:p>
          </table:table-cell>
          <table:table-cell office:value-type="float" office:value="-0.116161616161616">
            <text:p>-0.1161616162</text:p>
          </table:table-cell>
          <table:table-cell office:value-type="float" office:value="-0.00835987261146497">
            <text:p>-0.0083598726</text:p>
          </table:table-cell>
          <table:table-cell office:value-type="float" office:value="0.492941475671917">
            <text:p>0.4929414757</text:p>
          </table:table-cell>
          <table:table-cell office:value-type="float" office:value="0.61988164473013">
            <text:p>0.6198816447</text:p>
          </table:table-cell>
          <table:table-cell office:value-type="float" office:value="0.970877425301229">
            <text:p>0.9708774253</text:p>
          </table:table-cell>
          <table:table-cell office:value-type="float" office:value="-4.00180135112854">
            <text:p>-4.0018013511</text:p>
          </table:table-cell>
          <table:table-cell office:value-type="float" office:value="-5.61338879570243">
            <text:p>-5.6133887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3840">
            <text:p>3840</text:p>
          </table:table-cell>
          <table:table-cell office:value-type="float" office:value="6765">
            <text:p>6765</text:p>
          </table:table-cell>
          <table:table-cell office:value-type="float" office:value="12320">
            <text:p>12320</text:p>
          </table:table-cell>
          <table:table-cell office:value-type="float" office:value="-462.625">
            <text:p>-462.625</text:p>
          </table:table-cell>
          <table:table-cell office:value-type="float" office:value="-657.5">
            <text:p>-657.5</text:p>
          </table:table-cell>
          <table:table-cell office:value-type="float" office:value="-70">
            <text:p>-70</text:p>
          </table:table-cell>
          <table:table-cell office:value-type="float" office:value="-0.120475260416667">
            <text:p>-0.1204752604</text:p>
          </table:table-cell>
          <table:table-cell office:value-type="float" office:value="-0.0971914264597191">
            <text:p>-0.0971914265</text:p>
          </table:table-cell>
          <table:table-cell office:value-type="float" office:value="-0.00568181818181818">
            <text:p>-0.0056818182</text:p>
          </table:table-cell>
          <table:table-cell office:value-type="float" office:value="0.606784593751695">
            <text:p>0.6067845938</text:p>
          </table:table-cell>
          <table:table-cell office:value-type="float" office:value="0.678344507210442">
            <text:p>0.6783445072</text:p>
          </table:table-cell>
          <table:table-cell office:value-type="float" office:value="0.980176911157025">
            <text:p>0.9801769112</text:p>
          </table:table-cell>
          <table:table-cell office:value-type="float" office:value="-5.39945328211125">
            <text:p>-5.3994532821</text:p>
          </table:table-cell>
          <table:table-cell office:value-type="float" office:value="-6.77929444283658">
            <text:p>-6.7792944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4320">
            <text:p>4320</text:p>
          </table:table-cell>
          <table:table-cell office:value-type="float" office:value="6768">
            <text:p>6768</text:p>
          </table:table-cell>
          <table:table-cell office:value-type="float" office:value="12280">
            <text:p>12280</text:p>
          </table:table-cell>
          <table:table-cell office:value-type="float" office:value="-301.875">
            <text:p>-301.875</text:p>
          </table:table-cell>
          <table:table-cell office:value-type="float" office:value="54">
            <text:p>54</text:p>
          </table:table-cell>
          <table:table-cell office:value-type="float" office:value="140">
            <text:p>140</text:p>
          </table:table-cell>
          <table:table-cell office:value-type="float" office:value="-0.0698784722222222">
            <text:p>-0.0698784722</text:p>
          </table:table-cell>
          <table:table-cell office:value-type="float" office:value="0.00797872340425532">
            <text:p>0.0079787234</text:p>
          </table:table-cell>
          <table:table-cell office:value-type="float" office:value="0.011400651465798">
            <text:p>0.0114006515</text:p>
          </table:table-cell>
          <table:table-cell office:value-type="float" office:value="0.764996028947242">
            <text:p>0.7649960289</text:p>
          </table:table-cell>
          <table:table-cell office:value-type="float" office:value="1.02805030556813">
            <text:p>1.0280503056</text:p>
          </table:table-cell>
          <table:table-cell office:value-type="float" office:value="1.04015703084383">
            <text:p>1.0401570308</text:p>
          </table:table-cell>
          <table:table-cell office:value-type="float" office:value="-9.56856610302067">
            <text:p>-9.5685661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4">
            <text:p>294</text:p>
          </table:table-cell>
          <table:table-cell office:value-type="float" office:value="4680">
            <text:p>4680</text:p>
          </table:table-cell>
          <table:table-cell office:value-type="float" office:value="7176">
            <text:p>7176</text:p>
          </table:table-cell>
          <table:table-cell office:value-type="float" office:value="12240">
            <text:p>12240</text:p>
          </table:table-cell>
          <table:table-cell office:value-type="float" office:value="-172.875">
            <text:p>-172.875</text:p>
          </table:table-cell>
          <table:table-cell office:value-type="float" office:value="-37.375">
            <text:p>-37.375</text:p>
          </table:table-cell>
          <table:table-cell office:value-type="float" office:value="155">
            <text:p>155</text:p>
          </table:table-cell>
          <table:table-cell office:value-type="float" office:value="-0.0369391025641026">
            <text:p>-0.0369391026</text:p>
          </table:table-cell>
          <table:table-cell office:value-type="float" office:value="-0.00520833333333333">
            <text:p>-0.0052083333</text:p>
          </table:table-cell>
          <table:table-cell office:value-type="float" office:value="0.0126633986928105">
            <text:p>0.0126633987</text:p>
          </table:table-cell>
          <table:table-cell office:value-type="float" office:value="0.873387555730194">
            <text:p>0.8733875557</text:p>
          </table:table-cell>
          <table:table-cell office:value-type="float" office:value="0.981824001736111">
            <text:p>0.9818240017</text:p>
          </table:table-cell>
          <table:table-cell office:value-type="float" office:value="1.04463620429108">
            <text:p>1.0446362043</text:p>
          </table:table-cell>
          <table:table-cell office:value-type="float" office:value="-18.4158441545065">
            <text:p>-18.41584415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4">
            <text:p>304</text:p>
          </table:table-cell>
          <table:table-cell office:value-type="float" office:value="4560">
            <text:p>4560</text:p>
          </table:table-cell>
          <table:table-cell office:value-type="float" office:value="6776">
            <text:p>6776</text:p>
          </table:table-cell>
          <table:table-cell office:value-type="float" office:value="11088">
            <text:p>11088</text:p>
          </table:table-cell>
          <table:table-cell office:value-type="float" office:value="5.625">
            <text:p>5.625</text:p>
          </table:table-cell>
          <table:table-cell office:value-type="float" office:value="-38.5">
            <text:p>-38.5</text:p>
          </table:table-cell>
          <table:table-cell office:value-type="float" office:value="-63">
            <text:p>-63</text:p>
          </table:table-cell>
          <table:table-cell office:value-type="float" office:value="0.00123355263157895">
            <text:p>0.0012335526</text:p>
          </table:table-cell>
          <table:table-cell table:number-columns-repeated="2" office:value-type="float" office:value="-0.00568181818181818">
            <text:p>-0.0056818182</text:p>
          </table:table-cell>
          <table:table-cell office:value-type="float" office:value="1.00432041664863">
            <text:p>1.0043204166</text:p>
          </table:table-cell>
          <table:table-cell table:number-columns-repeated="2"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4608">
            <text:p>4608</text:p>
          </table:table-cell>
          <table:table-cell office:value-type="float" office:value="7029">
            <text:p>7029</text:p>
          </table:table-cell>
          <table:table-cell office:value-type="float" office:value="11052">
            <text:p>11052</text:p>
          </table:table-cell>
          <table:table-cell office:value-type="float" office:value="29.25">
            <text:p>29.25</text:p>
          </table:table-cell>
          <table:table-cell office:value-type="float" office:value="97.625">
            <text:p>97.625</text:p>
          </table:table-cell>
          <table:table-cell office:value-type="float" office:value="126">
            <text:p>126</text:p>
          </table:table-cell>
          <table:table-cell office:value-type="float" office:value="0.00634765625">
            <text:p>0.0063476563</text:p>
          </table:table-cell>
          <table:table-cell office:value-type="float" office:value="0.0138888888888889">
            <text:p>0.0138888889</text:p>
          </table:table-cell>
          <table:table-cell office:value-type="float" office:value="0.011400651465798">
            <text:p>0.0114006515</text:p>
          </table:table-cell>
          <table:table-cell office:value-type="float" office:value="1.02229577064514">
            <text:p>1.0222957706</text:p>
          </table:table-cell>
          <table:table-cell office:value-type="float" office:value="1.04898919753086">
            <text:p>1.0489891975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4965">
            <text:p>4965</text:p>
          </table:table-cell>
          <table:table-cell office:value-type="float" office:value="7161">
            <text:p>7161</text:p>
          </table:table-cell>
          <table:table-cell office:value-type="float" office:value="11520">
            <text:p>11520</text:p>
          </table:table-cell>
          <table:table-cell office:value-type="float" office:value="-3.75">
            <text:p>-3.75</text:p>
          </table:table-cell>
          <table:table-cell office:value-type="float" office:value="20.625">
            <text:p>20.625</text:p>
          </table:table-cell>
          <table:table-cell office:value-type="float" office:value="120">
            <text:p>120</text:p>
          </table:table-cell>
          <table:table-cell office:value-type="float" office:value="-0.000755287009063444">
            <text:p>-0.000755287</text:p>
          </table:table-cell>
          <table:table-cell office:value-type="float" office:value="0.00288018433179724">
            <text:p>0.0028801843</text:p>
          </table:table-cell>
          <table:table-cell office:value-type="float" office:value="0.0104166666666667">
            <text:p>0.0104166667</text:p>
          </table:table-cell>
          <table:table-cell office:value-type="float" office:value="0.997357613566871">
            <text:p>0.9973576136</text:p>
          </table:table-cell>
          <table:table-cell office:value-type="float" office:value="1.01009690426639">
            <text:p>1.0100969043</text:p>
          </table:table-cell>
          <table:table-cell office:value-type="float" office:value="1.03667100694444">
            <text:p>1.03667100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4395">
            <text:p>4395</text:p>
          </table:table-cell>
          <table:table-cell office:value-type="float" office:value="6896">
            <text:p>6896</text:p>
          </table:table-cell>
          <table:table-cell office:value-type="float" office:value="12480">
            <text:p>12480</text:p>
          </table:table-cell>
          <table:table-cell office:value-type="float" office:value="-61.875">
            <text:p>-61.875</text:p>
          </table:table-cell>
          <table:table-cell office:value-type="float" office:value="-12">
            <text:p>-12</text:p>
          </table:table-cell>
          <table:table-cell office:value-type="float" office:value="-65">
            <text:p>-65</text:p>
          </table:table-cell>
          <table:table-cell office:value-type="float" office:value="-0.0140784982935154">
            <text:p>-0.0140784983</text:p>
          </table:table-cell>
          <table:table-cell office:value-type="float" office:value="-0.00174013921113689">
            <text:p>-0.0017401392</text:p>
          </table:table-cell>
          <table:table-cell office:value-type="float" office:value="-0.00520833333333333">
            <text:p>-0.0052083333</text:p>
          </table:table-cell>
          <table:table-cell office:value-type="float" office:value="0.951113736036529">
            <text:p>0.951113736</text:p>
          </table:table-cell>
          <table:table-cell office:value-type="float" office:value="0.99391544780659">
            <text:p>0.9939154478</text:p>
          </table:table-cell>
          <table:table-cell office:value-type="float" office:value="0.981824001736111">
            <text:p>0.98182400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4125">
            <text:p>4125</text:p>
          </table:table-cell>
          <table:table-cell office:value-type="float" office:value="6792">
            <text:p>6792</text:p>
          </table:table-cell>
          <table:table-cell office:value-type="float" office:value="12160">
            <text:p>12160</text:p>
          </table:table-cell>
          <table:table-cell office:value-type="float" office:value="-52.625">
            <text:p>-52.625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-0.0127575757575758">
            <text:p>-0.0127575758</text:p>
          </table:table-cell>
          <table:table-cell office:value-type="float" office:value="0.00530035335689046">
            <text:p>0.0053003534</text:p>
          </table:table-cell>
          <table:table-cell office:value-type="float" office:value="0.00123355263157895">
            <text:p>0.0012335526</text:p>
          </table:table-cell>
          <table:table-cell office:value-type="float" office:value="0.955667486097337">
            <text:p>0.9556674861</text:p>
          </table:table-cell>
          <table:table-cell office:value-type="float" office:value="1.0186063004907">
            <text:p>1.0186063005</text:p>
          </table:table-cell>
          <table:table-cell office:value-type="float" office:value="1.00432041664863">
            <text:p>1.0043204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81">
            <text:p>281</text:p>
          </table:table-cell>
          <table:table-cell office:value-type="float" office:value="4650">
            <text:p>4650</text:p>
          </table:table-cell>
          <table:table-cell office:value-type="float" office:value="7130">
            <text:p>7130</text:p>
          </table:table-cell>
          <table:table-cell office:value-type="float" office:value="12840">
            <text:p>12840</text:p>
          </table:table-cell>
          <table:table-cell office:value-type="float" office:value="-22.25">
            <text:p>-22.25</text:p>
          </table:table-cell>
          <table:table-cell office:value-type="float" office:value="-34.125">
            <text:p>-34.125</text:p>
          </table:table-cell>
          <table:table-cell office:value-type="float" office:value="270">
            <text:p>270</text:p>
          </table:table-cell>
          <table:table-cell office:value-type="float" office:value="-0.00478494623655914">
            <text:p>-0.0047849462</text:p>
          </table:table-cell>
          <table:table-cell office:value-type="float" office:value="-0.00478611500701262">
            <text:p>-0.004786115</text:p>
          </table:table-cell>
          <table:table-cell office:value-type="float" office:value="0.0210280373831776">
            <text:p>0.0210280374</text:p>
          </table:table-cell>
          <table:table-cell office:value-type="float" office:value="0.983297563764597">
            <text:p>0.9832975638</text:p>
          </table:table-cell>
          <table:table-cell office:value-type="float" office:value="0.983293494993302">
            <text:p>0.983293495</text:p>
          </table:table-cell>
          <table:table-cell office:value-type="float" office:value="1.07446480041925">
            <text:p>1.0744648004</text:p>
          </table:table-cell>
          <table:table-cell table:number-columns-repeated="2" office:value-type="float" office:value="0">
            <text:p>0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4290">
            <text:p>4290</text:p>
          </table:table-cell>
          <table:table-cell office:value-type="float" office:value="7161">
            <text:p>7161</text:p>
          </table:table-cell>
          <table:table-cell office:value-type="float" office:value="13240">
            <text:p>13240</text:p>
          </table:table-cell>
          <table:table-cell office:value-type="float" office:value="-72.5">
            <text:p>-72.5</text:p>
          </table:table-cell>
          <table:table-cell office:value-type="float" office:value="20.625">
            <text:p>20.625</text:p>
          </table:table-cell>
          <table:table-cell office:value-type="float" office:value="-10">
            <text:p>-10</text:p>
          </table:table-cell>
          <table:table-cell office:value-type="float" office:value="-0.0168997668997669">
            <text:p>-0.0168997669</text:p>
          </table:table-cell>
          <table:table-cell office:value-type="float" office:value="0.00288018433179724">
            <text:p>0.0028801843</text:p>
          </table:table-cell>
          <table:table-cell office:value-type="float" office:value="-0.000755287009063444">
            <text:p>-0.000755287</text:p>
          </table:table-cell>
          <table:table-cell office:value-type="float" office:value="0.941410596008498">
            <text:p>0.941410596</text:p>
          </table:table-cell>
          <table:table-cell office:value-type="float" office:value="1.01009690426639">
            <text:p>1.0100969043</text:p>
          </table:table-cell>
          <table:table-cell office:value-type="float" office:value="0.997357613566871">
            <text:p>0.99735761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4185">
            <text:p>4185</text:p>
          </table:table-cell>
          <table:table-cell office:value-type="float" office:value="6809">
            <text:p>6809</text:p>
          </table:table-cell>
          <table:table-cell office:value-type="float" office:value="11720">
            <text:p>11720</text:p>
          </table:table-cell>
          <table:table-cell office:value-type="float" office:value="-14.375">
            <text:p>-14.375</text:p>
          </table:table-cell>
          <table:table-cell office:value-type="float" office:value="23.375">
            <text:p>23.375</text:p>
          </table:table-cell>
          <table:table-cell office:value-type="float" office:value="-165">
            <text:p>-165</text:p>
          </table:table-cell>
          <table:table-cell office:value-type="float" office:value="-0.00343488649940263">
            <text:p>-0.0034348865</text:p>
          </table:table-cell>
          <table:table-cell office:value-type="float" office:value="0.0034329563812601">
            <text:p>0.0034329564</text:p>
          </table:table-cell>
          <table:table-cell office:value-type="float" office:value="-0.0140784982935154">
            <text:p>-0.0140784983</text:p>
          </table:table-cell>
          <table:table-cell office:value-type="float" office:value="0.988001022204808">
            <text:p>0.9880010222</text:p>
          </table:table-cell>
          <table:table-cell office:value-type="float" office:value="1.01203844630586">
            <text:p>1.0120384463</text:p>
          </table:table-cell>
          <table:table-cell office:value-type="float" office:value="0.951113736036529">
            <text:p>0.9511137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4139">
            <text:p>4139</text:p>
          </table:table-cell>
          <table:table-cell office:value-type="float" office:value="6713">
            <text:p>6713</text:p>
          </table:table-cell>
          <table:table-cell office:value-type="float" office:value="11556">
            <text:p>11556</text:p>
          </table:table-cell>
          <table:table-cell office:value-type="float" office:value="139">
            <text:p>139</text:p>
          </table:table-cell>
          <table:table-cell office:value-type="float" office:value="211.5">
            <text:p>211.5</text:p>
          </table:table-cell>
          <table:table-cell office:value-type="float" office:value="243">
            <text:p>243</text:p>
          </table:table-cell>
          <table:table-cell office:value-type="float" office:value="0.0335829910606427">
            <text:p>0.0335829911</text:p>
          </table:table-cell>
          <table:table-cell office:value-type="float" office:value="0.0315060330701624">
            <text:p>0.0315060331</text:p>
          </table:table-cell>
          <table:table-cell office:value-type="float" office:value="0.0210280373831776">
            <text:p>0.0210280374</text:p>
          </table:table-cell>
          <table:table-cell office:value-type="float" office:value="1.11975099059786">
            <text:p>1.1197509906</text:p>
          </table:table-cell>
          <table:table-cell office:value-type="float" office:value="1.11221667078041">
            <text:p>1.1122166708</text:p>
          </table:table-cell>
          <table:table-cell office:value-type="float" office:value="1.07446480041925">
            <text:p>1.0744648004</text:p>
          </table:table-cell>
          <table:table-cell office:value-type="float" office:value="20.984494292137">
            <text:p>20.9844942921</text:p>
          </table:table-cell>
          <table:table-cell office:value-type="float" office:value="22.3452405772499">
            <text:p>22.3452405772</text:p>
          </table:table-cell>
          <table:table-cell office:value-type="float" office:value="33.3083708195434">
            <text:p>33.30837081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06">
            <text:p>306</text:p>
          </table:table-cell>
          <table:table-cell office:value-type="float" office:value="4637">
            <text:p>4637</text:p>
          </table:table-cell>
          <table:table-cell office:value-type="float" office:value="7282">
            <text:p>7282</text:p>
          </table:table-cell>
          <table:table-cell office:value-type="float" office:value="12400">
            <text:p>12400</text:p>
          </table:table-cell>
          <table:table-cell office:value-type="float" office:value="240.875">
            <text:p>240.875</text:p>
          </table:table-cell>
          <table:table-cell office:value-type="float" office:value="-5.5">
            <text:p>-5.5</text:p>
          </table:table-cell>
          <table:table-cell office:value-type="float" office:value="355.5">
            <text:p>355.5</text:p>
          </table:table-cell>
          <table:table-cell office:value-type="float" office:value="0.0519463014880311">
            <text:p>0.0519463015</text:p>
          </table:table-cell>
          <table:table-cell office:value-type="float" office:value="-0.000755287009063444">
            <text:p>-0.000755287</text:p>
          </table:table-cell>
          <table:table-cell office:value-type="float" office:value="0.0286693548387097">
            <text:p>0.0286693548</text:p>
          </table:table-cell>
          <table:table-cell office:value-type="float" office:value="1.18710095495515">
            <text:p>1.187100955</text:p>
          </table:table-cell>
          <table:table-cell office:value-type="float" office:value="0.997357613566871">
            <text:p>0.9973576136</text:p>
          </table:table-cell>
          <table:table-cell office:value-type="float" office:value="1.10195372847294">
            <text:p>1.1019537285</text:p>
          </table:table-cell>
          <table:table-cell office:value-type="float" office:value="13.6871813689099">
            <text:p>13.6871813689</text:p>
          </table:table-cell>
          <table:table-cell office:value-type="float" office:value="0">
            <text:p>0</text:p>
          </table:table-cell>
          <table:table-cell office:value-type="float" office:value="24.5222265222081">
            <text:p>24.522226522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4385">
            <text:p>4385</text:p>
          </table:table-cell>
          <table:table-cell office:value-type="float" office:value="6842">
            <text:p>6842</text:p>
          </table:table-cell>
          <table:table-cell office:value-type="float" office:value="11440">
            <text:p>11440</text:p>
          </table:table-cell>
          <table:table-cell office:value-type="float" office:value="258.25">
            <text:p>258.25</text:p>
          </table:table-cell>
          <table:table-cell office:value-type="float" office:value="394.25">
            <text:p>394.25</text:p>
          </table:table-cell>
          <table:table-cell office:value-type="float" office:value="239.5">
            <text:p>239.5</text:p>
          </table:table-cell>
          <table:table-cell office:value-type="float" office:value="0.0588939566704675">
            <text:p>0.0588939567</text:p>
          </table:table-cell>
          <table:table-cell office:value-type="float" office:value="0.0576220403390821">
            <text:p>0.0576220403</text:p>
          </table:table-cell>
          <table:table-cell office:value-type="float" office:value="0.0209353146853147">
            <text:p>0.0209353147</text:p>
          </table:table-cell>
          <table:table-cell office:value-type="float" office:value="1.21292710468595">
            <text:p>1.2129271047</text:p>
          </table:table-cell>
          <table:table-cell office:value-type="float" office:value="1.20818492827115">
            <text:p>1.2081849283</text:p>
          </table:table-cell>
          <table:table-cell office:value-type="float" office:value="1.07413264470451">
            <text:p>1.0741326447</text:p>
          </table:table-cell>
          <table:table-cell office:value-type="float" office:value="12.1126793138449">
            <text:p>12.1126793138</text:p>
          </table:table-cell>
          <table:table-cell office:value-type="float" office:value="12.3725400490788">
            <text:p>12.3725400491</text:p>
          </table:table-cell>
          <table:table-cell office:value-type="float" office:value="33.4543694867055">
            <text:p>33.454369486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56">
            <text:p>256</text:p>
          </table:table-cell>
          <table:table-cell office:value-type="float" office:value="4280">
            <text:p>4280</text:p>
          </table:table-cell>
          <table:table-cell office:value-type="float" office:value="6696">
            <text:p>6696</text:p>
          </table:table-cell>
          <table:table-cell office:value-type="float" office:value="11160">
            <text:p>11160</text:p>
          </table:table-cell>
          <table:table-cell office:value-type="float" office:value="286.75">
            <text:p>286.75</text:p>
          </table:table-cell>
          <table:table-cell office:value-type="float" office:value="294.571428571429">
            <text:p>294.5714285714</text:p>
          </table:table-cell>
          <table:table-cell office:value-type="float" office:value="466.125">
            <text:p>466.125</text:p>
          </table:table-cell>
          <table:table-cell office:value-type="float" office:value="0.0669976635514019">
            <text:p>0.0669976636</text:p>
          </table:table-cell>
          <table:table-cell office:value-type="float" office:value="0.0439921488308585">
            <text:p>0.0439921488</text:p>
          </table:table-cell>
          <table:table-cell office:value-type="float" office:value="0.0417674731182796">
            <text:p>0.0417674731</text:p>
          </table:table-cell>
          <table:table-cell office:value-type="float" office:value="1.24328964879575">
            <text:p>1.2432896488</text:p>
          </table:table-cell>
          <table:table-cell office:value-type="float" office:value="1.15776572685917">
            <text:p>1.1577657269</text:p>
          </table:table-cell>
          <table:table-cell office:value-type="float" office:value="1.14960541866292">
            <text:p>1.1496054187</text:p>
          </table:table-cell>
          <table:table-cell office:value-type="float" office:value="10.6886691310618">
            <text:p>10.6886691311</text:p>
          </table:table-cell>
          <table:table-cell office:value-type="float" office:value="16.1002433607847">
            <text:p>16.1002433608</text:p>
          </table:table-cell>
          <table:table-cell office:value-type="float" office:value="16.9395923109171">
            <text:p>16.939592310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5237">
            <text:p>5237</text:p>
          </table:table-cell>
          <table:table-cell office:value-type="float" office:value="7594">
            <text:p>7594</text:p>
          </table:table-cell>
          <table:table-cell office:value-type="float" office:value="12487">
            <text:p>12487</text:p>
          </table:table-cell>
          <table:table-cell office:value-type="float" office:value="385">
            <text:p>385</text:p>
          </table:table-cell>
          <table:table-cell office:value-type="float" office:value="458.5">
            <text:p>458.5</text:p>
          </table:table-cell>
          <table:table-cell office:value-type="float" office:value="776.75">
            <text:p>776.75</text:p>
          </table:table-cell>
          <table:table-cell office:value-type="float" office:value="0.0735153713958373">
            <text:p>0.0735153714</text:p>
          </table:table-cell>
          <table:table-cell office:value-type="float" office:value="0.0603766131156176">
            <text:p>0.0603766131</text:p>
          </table:table-cell>
          <table:table-cell office:value-type="float" office:value="0.0622046928805958">
            <text:p>0.0622046929</text:p>
          </table:table-cell>
          <table:table-cell office:value-type="float" office:value="1.26789663915511">
            <text:p>1.2678966392</text:p>
          </table:table-cell>
          <table:table-cell office:value-type="float" office:value="1.21846300331084">
            <text:p>1.2184630033</text:p>
          </table:table-cell>
          <table:table-cell office:value-type="float" office:value="1.22530049576217">
            <text:p>1.2253004958</text:p>
          </table:table-cell>
          <table:table-cell office:value-type="float" office:value="9.77107839429291">
            <text:p>9.7710783943</text:p>
          </table:table-cell>
          <table:table-cell office:value-type="float" office:value="11.8235794276835">
            <text:p>11.8235794277</text:p>
          </table:table-cell>
          <table:table-cell office:value-type="float" office:value="11.4860926693313">
            <text:p>11.486092669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5148">
            <text:p>5148</text:p>
          </table:table-cell>
          <table:table-cell office:value-type="float" office:value="9178">
            <text:p>9178</text:p>
          </table:table-cell>
          <table:table-cell office:value-type="float" office:value="15684">
            <text:p>15684</text:p>
          </table:table-cell>
          <table:table-cell office:value-type="float" office:value="-101.125">
            <text:p>-101.125</text:p>
          </table:table-cell>
          <table:table-cell office:value-type="float" office:value="372.6">
            <text:p>372.6</text:p>
          </table:table-cell>
          <table:table-cell office:value-type="float" office:value="516">
            <text:p>516</text:p>
          </table:table-cell>
          <table:table-cell office:value-type="float" office:value="-0.0196435508935509">
            <text:p>-0.0196435509</text:p>
          </table:table-cell>
          <table:table-cell office:value-type="float" office:value="0.0405970799738505">
            <text:p>0.04059708</text:p>
          </table:table-cell>
          <table:table-cell office:value-type="float" office:value="0.0328997704667177">
            <text:p>0.0328997705</text:p>
          </table:table-cell>
          <table:table-cell office:value-type="float" office:value="0.932003875292319">
            <text:p>0.9320038753</text:p>
          </table:table-cell>
          <table:table-cell office:value-type="float" office:value="1.14532010079719">
            <text:p>1.1453201008</text:p>
          </table:table-cell>
          <table:table-cell office:value-type="float" office:value="1.11727069063117">
            <text:p>1.1172706906</text:p>
          </table:table-cell>
          <table:table-cell office:value-type="float" office:value="0">
            <text:p>0</text:p>
          </table:table-cell>
          <table:table-cell office:value-type="float" office:value="17.4180936554353">
            <text:p>17.4180936554</text:p>
          </table:table-cell>
          <table:table-cell office:value-type="float" office:value="21.4131541979451">
            <text:p>21.413154197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304">
            <text:p>304</text:p>
          </table:table-cell>
          <table:table-cell office:value-type="float" office:value="5022">
            <text:p>5022</text:p>
          </table:table-cell>
          <table:table-cell office:value-type="float" office:value="8870">
            <text:p>8870</text:p>
          </table:table-cell>
          <table:table-cell office:value-type="float" office:value="15156">
            <text:p>15156</text:p>
          </table:table-cell>
          <table:table-cell office:value-type="float" office:value="-17.8571428571429">
            <text:p>-17.8571428571</text:p>
          </table:table-cell>
          <table:table-cell office:value-type="float" office:value="526.25">
            <text:p>526.25</text:p>
          </table:table-cell>
          <table:table-cell office:value-type="float" office:value="726.857142857143">
            <text:p>726.8571428571</text:p>
          </table:table-cell>
          <table:table-cell office:value-type="float" office:value="-0.0035557831256756">
            <text:p>-0.0035557831</text:p>
          </table:table-cell>
          <table:table-cell office:value-type="float" office:value="0.0593291995490417">
            <text:p>0.0593291995</text:p>
          </table:table-cell>
          <table:table-cell office:value-type="float" office:value="0.0479583757493496">
            <text:p>0.0479583757</text:p>
          </table:table-cell>
          <table:table-cell office:value-type="float" office:value="0.987579540503664">
            <text:p>0.9875795405</text:p>
          </table:table-cell>
          <table:table-cell office:value-type="float" office:value="1.21455130810314">
            <text:p>1.2145513081</text:p>
          </table:table-cell>
          <table:table-cell office:value-type="float" office:value="1.17236232649957">
            <text:p>1.1723623265</text:p>
          </table:table-cell>
          <table:table-cell office:value-type="float" office:value="0">
            <text:p>0</text:p>
          </table:table-cell>
          <table:table-cell office:value-type="float" office:value="12.0263144134747">
            <text:p>12.0263144135</text:p>
          </table:table-cell>
          <table:table-cell office:value-type="float" office:value="14.7969674646799">
            <text:p>14.796967464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4813">
            <text:p>4813</text:p>
          </table:table-cell>
          <table:table-cell office:value-type="float" office:value="9041">
            <text:p>9041</text:p>
          </table:table-cell>
          <table:table-cell office:value-type="float" office:value="15943">
            <text:p>15943</text:p>
          </table:table-cell>
          <table:table-cell office:value-type="float" office:value="33.1666666666667">
            <text:p>33.1666666667</text:p>
          </table:table-cell>
          <table:table-cell office:value-type="float" office:value="493.666666666667">
            <text:p>493.6666666667</text:p>
          </table:table-cell>
          <table:table-cell office:value-type="float" office:value="0">
            <text:p>0</text:p>
          </table:table-cell>
          <table:table-cell office:value-type="float" office:value="0.00689105893759956">
            <text:p>0.0068910589</text:p>
          </table:table-cell>
          <table:table-cell office:value-type="float" office:value="0.0546031043763595">
            <text:p>0.0546031044</text:p>
          </table:table-cell>
          <table:table-cell office:value-type="float" office:value="0">
            <text:p>0</text:p>
          </table:table-cell>
          <table:table-cell office:value-type="float" office:value="1.02421178020043">
            <text:p>1.0242117802</text:p>
          </table:table-cell>
          <table:table-cell office:value-type="float" office:value="1.19695460337203">
            <text:p>1.1969546034</text:p>
          </table:table-cell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float" office:value="13.0377843853445">
            <text:p>13.0377843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31">
            <text:p>331</text:p>
          </table:table-cell>
          <table:table-cell office:value-type="float" office:value="5363">
            <text:p>5363</text:p>
          </table:table-cell>
          <table:table-cell office:value-type="float" office:value="9832">
            <text:p>9832</text:p>
          </table:table-cell>
          <table:table-cell office:value-type="float" office:value="17214">
            <text:p>17214</text:p>
          </table:table-cell>
          <table:table-cell office:value-type="float" office:value="-86.2">
            <text:p>-86.2</text:p>
          </table:table-cell>
          <table:table-cell office:value-type="float" office:value="-99.5">
            <text:p>-99.5</text:p>
          </table:table-cell>
          <table:table-cell office:value-type="float" office:value="808.2">
            <text:p>808.2</text:p>
          </table:table-cell>
          <table:table-cell office:value-type="float" office:value="-0.0160730934178631">
            <text:p>-0.0160730934</text:p>
          </table:table-cell>
          <table:table-cell office:value-type="float" office:value="-0.010120016273393">
            <text:p>-0.0101200163</text:p>
          </table:table-cell>
          <table:table-cell office:value-type="float" office:value="0.0469501568490763">
            <text:p>0.0469501568</text:p>
          </table:table-cell>
          <table:table-cell office:value-type="float" office:value="0.944250527928237">
            <text:p>0.9442505279</text:p>
          </table:table-cell>
          <table:table-cell office:value-type="float" office:value="0.964780675912697">
            <text:p>0.9647806759</text:p>
          </table:table-cell>
          <table:table-cell office:value-type="float" office:value="1.16864601073895">
            <text:p>1.1686460107</text:p>
          </table:table-cell>
          <table:table-cell table:number-columns-repeated="2" office:value-type="float" office:value="0">
            <text:p>0</text:p>
          </table:table-cell>
          <table:table-cell office:value-type="float" office:value="15.1073923754569">
            <text:p>15.107392375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293">
            <text:p>293</text:p>
          </table:table-cell>
          <table:table-cell office:value-type="float" office:value="5149">
            <text:p>5149</text:p>
          </table:table-cell>
          <table:table-cell office:value-type="float" office:value="9964">
            <text:p>9964</text:p>
          </table:table-cell>
          <table:table-cell office:value-type="float" office:value="18465">
            <text:p>1846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0.0000485531171101185">
            <text:p>4.86E-005</text:p>
          </table:table-cell>
          <table:table-cell table:number-columns-repeated="2" office:value-type="float" office:value="0">
            <text:p>0</text:p>
          </table:table-cell>
          <table:table-cell office:value-type="float" office:value="1.0001699405304">
            <text:p>1.0001699405</text:p>
          </table:table-cell>
          <table:table-cell office:value-type="float" office:value="1.28">
            <text:p>1.28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75">
            <text:p>275</text:p>
          </table:table-cell>
          <table:table-cell office:value-type="float" office:value="5133">
            <text:p>5133</text:p>
          </table:table-cell>
          <table:table-cell office:value-type="float" office:value="10517">
            <text:p>10517</text:p>
          </table:table-cell>
          <table:table-cell office:value-type="float" office:value="19808">
            <text:p>19808</text:p>
          </table:table-cell>
          <table:table-cell table:number-columns-repeated="6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10">
            <text:p>310</text:p>
          </table:table-cell>
          <table:table-cell office:value-type="float" office:value="5118">
            <text:p>5118</text:p>
          </table:table-cell>
          <table:table-cell office:value-type="float" office:value="11243">
            <text:p>11243</text:p>
          </table:table-cell>
          <table:table-cell office:value-type="float" office:value="21248">
            <text:p>21248</text:p>
          </table:table-cell>
          <table:table-cell table:number-columns-repeated="6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24">
            <text:p>1.24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7">
            <text:p>77</text:p>
          </table:table-cell>
          <table:table-cell office:value-type="float" office:value="3809.25">
            <text:p>3809.25</text:p>
          </table:table-cell>
          <table:table-cell office:value-type="float" office:value="17401.75">
            <text:p>17401.75</text:p>
          </table:table-cell>
          <table:table-cell office:value-type="float" office:value="10.15">
            <text:p>10.15</text:p>
          </table:table-cell>
          <table:table-cell table:number-columns-repeated="3" office:value-type="float" office:value="5">
            <text:p>5</text:p>
          </table:table-cell>
          <table:table-cell office:value-type="float" office:value="286">
            <text:p>286</text:p>
          </table:table-cell>
          <table:table-cell office:value-type="float" office:value="615">
            <text:p>615</text:p>
          </table:table-cell>
          <table:table-cell office:value-type="float" office:value="286">
            <text:p>286</text:p>
          </table:table-cell>
          <table:table-cell office:value-type="float" office:value="5102">
            <text:p>5102</text:p>
          </table:table-cell>
          <table:table-cell office:value-type="float" office:value="12020">
            <text:p>12020</text:p>
          </table:table-cell>
          <table:table-cell office:value-type="float" office:value="22792">
            <text:p>22792</text:p>
          </table:table-cell>
          <table:table-cell table:number-columns-repeated="6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18">
            <text:p>1.18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69.6666666666667">
            <text:p>69.6666666667</text:p>
          </table:table-cell>
          <table:table-cell office:value-type="float" office:value="3803">
            <text:p>3803</text:p>
          </table:table-cell>
          <table:table-cell office:value-type="float" office:value="16722.6666666667">
            <text:p>16722.6666666667</text:p>
          </table:table-cell>
          <table:table-cell office:value-type="float" office:value="10.3433333333333">
            <text:p>10.34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610">
            <text:p>610</text:p>
          </table:table-cell>
          <table:table-cell office:value-type="float" office:value="279">
            <text:p>279</text:p>
          </table:table-cell>
          <table:table-cell office:value-type="float" office:value="5087">
            <text:p>5087</text:p>
          </table:table-cell>
          <table:table-cell office:value-type="float" office:value="12644">
            <text:p>12644</text:p>
          </table:table-cell>
          <table:table-cell office:value-type="float" office:value="24449">
            <text:p>24449</text:p>
          </table:table-cell>
          <table:table-cell table:number-columns-repeated="6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18">
            <text:p>1.18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9">
            <text:p>0.99</text:p>
          </table:table-cell>
          <table:table-cell office:value-type="float" office:value="1.18">
            <text:p>1.18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.3">
            <text:p>15.3</text:p>
          </table:table-cell>
          <table:table-cell office:value-type="float" office:value="19.6">
            <text:p>19.6</text:p>
          </table:table-cell>
          <table:table-cell office:value-type="float" office:value="28">
            <text:p>28</text:p>
          </table:table-cell>
          <table:table-cell office:value-type="float" office:value="14990">
            <text:p>14990</text:p>
          </table:table-cell>
          <table:table-cell office:value-type="float" office:value="15308">
            <text:p>15308</text:p>
          </table:table-cell>
          <table:table-cell office:value-type="float" office:value="16411">
            <text:p>164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8:59.48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1059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60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990">
                <text:p>15990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806">
                <text:p>11806</text:p>
              </table:table-cell>
              <table:table-cell office:value-type="float" office:value="15280">
                <text:p>1528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044">
                <text:p>11044</text:p>
              </table:table-cell>
              <table:table-cell office:value-type="float" office:value="14512">
                <text:p>14512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30">
                <text:p>10630</text:p>
              </table:table-cell>
              <table:table-cell office:value-type="float" office:value="14168">
                <text:p>14168</text:p>
              </table:table-cell>
              <table:table-cell office:value-type="float" office:value="21296">
                <text:p>2129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931">
                <text:p>10931</text:p>
              </table:table-cell>
              <table:table-cell office:value-type="float" office:value="14142">
                <text:p>14142</text:p>
              </table:table-cell>
              <table:table-cell office:value-type="float" office:value="21406">
                <text:p>2140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218">
                <text:p>11218</text:p>
              </table:table-cell>
              <table:table-cell office:value-type="float" office:value="14938">
                <text:p>14938</text:p>
              </table:table-cell>
              <table:table-cell office:value-type="float" office:value="20667">
                <text:p>2066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044">
                <text:p>11044</text:p>
              </table:table-cell>
              <table:table-cell office:value-type="float" office:value="14612">
                <text:p>14612</text:p>
              </table:table-cell>
              <table:table-cell office:value-type="float" office:value="19983">
                <text:p>1998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978">
                <text:p>10978</text:p>
              </table:table-cell>
              <table:table-cell office:value-type="float" office:value="15352">
                <text:p>15352</text:p>
              </table:table-cell>
              <table:table-cell office:value-type="float" office:value="21183">
                <text:p>2118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822">
                <text:p>10822</text:p>
              </table:table-cell>
              <table:table-cell office:value-type="float" office:value="15130">
                <text:p>15130</text:p>
              </table:table-cell>
              <table:table-cell office:value-type="float" office:value="21403">
                <text:p>2140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144">
                <text:p>11144</text:p>
              </table:table-cell>
              <table:table-cell office:value-type="float" office:value="14250">
                <text:p>14250</text:p>
              </table:table-cell>
              <table:table-cell office:value-type="float" office:value="20451">
                <text:p>2045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028">
                <text:p>11028</text:p>
              </table:table-cell>
              <table:table-cell office:value-type="float" office:value="14355">
                <text:p>14355</text:p>
              </table:table-cell>
              <table:table-cell office:value-type="float" office:value="19950">
                <text:p>19950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0902">
                <text:p>10902</text:p>
              </table:table-cell>
              <table:table-cell office:value-type="float" office:value="14014">
                <text:p>14014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822">
                <text:p>10822</text:p>
              </table:table-cell>
              <table:table-cell office:value-type="float" office:value="13982">
                <text:p>13982</text:p>
              </table:table-cell>
              <table:table-cell office:value-type="float" office:value="20352">
                <text:p>2035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70">
                <text:p>11170</text:p>
              </table:table-cell>
              <table:table-cell office:value-type="float" office:value="14360">
                <text:p>14360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162">
                <text:p>11162</text:p>
              </table:table-cell>
              <table:table-cell office:value-type="float" office:value="14545">
                <text:p>14545</text:p>
              </table:table-cell>
              <table:table-cell office:value-type="float" office:value="20111">
                <text:p>2011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60">
                <text:p>10760</text:p>
              </table:table-cell>
              <table:table-cell office:value-type="float" office:value="13895">
                <text:p>13895</text:p>
              </table:table-cell>
              <table:table-cell office:value-type="float" office:value="20740">
                <text:p>2074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280">
                <text:p>10280</text:p>
              </table:table-cell>
              <table:table-cell office:value-type="float" office:value="13969">
                <text:p>13969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589">
                <text:p>9589</text:p>
              </table:table-cell>
              <table:table-cell office:value-type="float" office:value="13880">
                <text:p>13880</text:p>
              </table:table-cell>
              <table:table-cell office:value-type="float" office:value="19523">
                <text:p>1952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320">
                <text:p>9320</text:p>
              </table:table-cell>
              <table:table-cell office:value-type="float" office:value="13900">
                <text:p>13900</text:p>
              </table:table-cell>
              <table:table-cell office:value-type="float" office:value="20104">
                <text:p>2010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424">
                <text:p>9424</text:p>
              </table:table-cell>
              <table:table-cell office:value-type="float" office:value="13236">
                <text:p>13236</text:p>
              </table:table-cell>
              <table:table-cell office:value-type="float" office:value="18682">
                <text:p>1868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470">
                <text:p>9470</text:p>
              </table:table-cell>
              <table:table-cell office:value-type="float" office:value="13176">
                <text:p>13176</text:p>
              </table:table-cell>
              <table:table-cell office:value-type="float" office:value="18865">
                <text:p>1886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414">
                <text:p>9414</text:p>
              </table:table-cell>
              <table:table-cell office:value-type="float" office:value="13625">
                <text:p>13625</text:p>
              </table:table-cell>
              <table:table-cell office:value-type="float" office:value="19328">
                <text:p>1932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55">
                <text:p>9255</text:p>
              </table:table-cell>
              <table:table-cell office:value-type="float" office:value="12640">
                <text:p>12640</text:p>
              </table:table-cell>
              <table:table-cell office:value-type="float" office:value="20106">
                <text:p>2010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809">
                <text:p>8809</text:p>
              </table:table-cell>
              <table:table-cell office:value-type="float" office:value="12186">
                <text:p>12186</text:p>
              </table:table-cell>
              <table:table-cell office:value-type="float" office:value="18381">
                <text:p>18381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680">
                <text:p>8680</text:p>
              </table:table-cell>
              <table:table-cell office:value-type="float" office:value="12198">
                <text:p>12198</text:p>
              </table:table-cell>
              <table:table-cell office:value-type="float" office:value="17598">
                <text:p>1759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458">
                <text:p>8458</text:p>
              </table:table-cell>
              <table:table-cell office:value-type="float" office:value="12080">
                <text:p>12080</text:p>
              </table:table-cell>
              <table:table-cell office:value-type="float" office:value="18498">
                <text:p>1849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635">
                <text:p>11635</text:p>
              </table:table-cell>
              <table:table-cell office:value-type="float" office:value="16817">
                <text:p>1681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70">
                <text:p>8770</text:p>
              </table:table-cell>
              <table:table-cell office:value-type="float" office:value="11529">
                <text:p>11529</text:p>
              </table:table-cell>
              <table:table-cell office:value-type="float" office:value="16492">
                <text:p>1649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2274">
                <text:p>12274</text:p>
              </table:table-cell>
              <table:table-cell office:value-type="float" office:value="17227">
                <text:p>1722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768">
                <text:p>1176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30">
                <text:p>8330</text:p>
              </table:table-cell>
              <table:table-cell office:value-type="float" office:value="10934">
                <text:p>10934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1030">
                <text:p>11030</text:p>
              </table:table-cell>
              <table:table-cell office:value-type="float" office:value="15609">
                <text:p>1560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45">
                <text:p>8145</text:p>
              </table:table-cell>
              <table:table-cell office:value-type="float" office:value="10762">
                <text:p>10762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702">
                <text:p>10702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16">
                <text:p>7916</text:p>
              </table:table-cell>
              <table:table-cell office:value-type="float" office:value="10770">
                <text:p>10770</text:p>
              </table:table-cell>
              <table:table-cell office:value-type="float" office:value="16271">
                <text:p>1627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850">
                <text:p>7850</text:p>
              </table:table-cell>
              <table:table-cell office:value-type="float" office:value="10986">
                <text:p>10986</text:p>
              </table:table-cell>
              <table:table-cell office:value-type="float" office:value="17724">
                <text:p>1772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898">
                <text:p>7898</text:p>
              </table:table-cell>
              <table:table-cell office:value-type="float" office:value="11968">
                <text:p>11968</text:p>
              </table:table-cell>
              <table:table-cell office:value-type="float" office:value="17399">
                <text:p>173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8064">
                <text:p>8064</text:p>
              </table:table-cell>
              <table:table-cell office:value-type="float" office:value="11210">
                <text:p>1121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58">
                <text:p>7958</text:p>
              </table:table-cell>
              <table:table-cell office:value-type="float" office:value="11263">
                <text:p>11263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158">
                <text:p>12158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92">
                <text:p>7592</text:p>
              </table:table-cell>
              <table:table-cell office:value-type="float" office:value="11936">
                <text:p>11936</text:p>
              </table:table-cell>
              <table:table-cell office:value-type="float" office:value="16938">
                <text:p>1693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761">
                <text:p>11761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781">
                <text:p>11781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9243">
                <text:p>9243</text:p>
              </table:table-cell>
              <table:table-cell office:value-type="float" office:value="12320">
                <text:p>12320</text:p>
              </table:table-cell>
              <table:table-cell office:value-type="float" office:value="18657">
                <text:p>1865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256">
                <text:p>9256</text:p>
              </table:table-cell>
              <table:table-cell office:value-type="float" office:value="11920">
                <text:p>11920</text:p>
              </table:table-cell>
              <table:table-cell office:value-type="float" office:value="16639">
                <text:p>1663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802">
                <text:p>7802</text:p>
              </table:table-cell>
              <table:table-cell office:value-type="float" office:value="11312">
                <text:p>11312</text:p>
              </table:table-cell>
              <table:table-cell office:value-type="float" office:value="17855">
                <text:p>1785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6183">
                <text:p>6183</text:p>
              </table:table-cell>
              <table:table-cell office:value-type="float" office:value="10930">
                <text:p>10930</text:p>
              </table:table-cell>
              <table:table-cell office:value-type="float" office:value="18993">
                <text:p>1899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5408">
                <text:p>5408</text:p>
              </table:table-cell>
              <table:table-cell office:value-type="float" office:value="10578">
                <text:p>10578</text:p>
              </table:table-cell>
              <table:table-cell office:value-type="float" office:value="17970">
                <text:p>1797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880">
                <text:p>4880</text:p>
              </table:table-cell>
              <table:table-cell office:value-type="float" office:value="9589">
                <text:p>9589</text:p>
              </table:table-cell>
              <table:table-cell office:value-type="float" office:value="16066">
                <text:p>1606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00">
                <text:p>4500</text:p>
              </table:table-cell>
              <table:table-cell office:value-type="float" office:value="9850">
                <text:p>9850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5187">
                <text:p>5187</text:p>
              </table:table-cell>
              <table:table-cell office:value-type="float" office:value="9135">
                <text:p>9135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5408">
                <text:p>5408</text:p>
              </table:table-cell>
              <table:table-cell office:value-type="float" office:value="9315">
                <text:p>9315</text:p>
              </table:table-cell>
              <table:table-cell office:value-type="float" office:value="17697">
                <text:p>1769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5096">
                <text:p>5096</text:p>
              </table:table-cell>
              <table:table-cell office:value-type="float" office:value="8760">
                <text:p>8760</text:p>
              </table:table-cell>
              <table:table-cell office:value-type="float" office:value="15626">
                <text:p>156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940">
                <text:p>4940</text:p>
              </table:table-cell>
              <table:table-cell office:value-type="float" office:value="7800">
                <text:p>7800</text:p>
              </table:table-cell>
              <table:table-cell office:value-type="float" office:value="13182">
                <text:p>1318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5187">
                <text:p>5187</text:p>
              </table:table-cell>
              <table:table-cell office:value-type="float" office:value="7315">
                <text:p>7315</text:p>
              </table:table-cell>
              <table:table-cell office:value-type="float" office:value="11240">
                <text:p>1124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080">
                <text:p>4080</text:p>
              </table:table-cell>
              <table:table-cell office:value-type="float" office:value="6831">
                <text:p>6831</text:p>
              </table:table-cell>
              <table:table-cell office:value-type="float" office:value="12560">
                <text:p>12560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840">
                <text:p>3840</text:p>
              </table:table-cell>
              <table:table-cell office:value-type="float" office:value="6765">
                <text:p>6765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4320">
                <text:p>4320</text:p>
              </table:table-cell>
              <table:table-cell office:value-type="float" office:value="6768">
                <text:p>6768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680">
                <text:p>4680</text:p>
              </table:table-cell>
              <table:table-cell office:value-type="float" office:value="7176">
                <text:p>7176</text:p>
              </table:table-cell>
              <table:table-cell office:value-type="float" office:value="12240">
                <text:p>12240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4560">
                <text:p>4560</text:p>
              </table:table-cell>
              <table:table-cell office:value-type="float" office:value="6776">
                <text:p>6776</text:p>
              </table:table-cell>
              <table:table-cell office:value-type="float" office:value="11088">
                <text:p>1108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4608">
                <text:p>4608</text:p>
              </table:table-cell>
              <table:table-cell office:value-type="float" office:value="7029">
                <text:p>7029</text:p>
              </table:table-cell>
              <table:table-cell office:value-type="float" office:value="11052">
                <text:p>1105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4965">
                <text:p>4965</text:p>
              </table:table-cell>
              <table:table-cell office:value-type="float" office:value="7161">
                <text:p>7161</text:p>
              </table:table-cell>
              <table:table-cell office:value-type="float" office:value="11520">
                <text:p>11520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4395">
                <text:p>4395</text:p>
              </table:table-cell>
              <table:table-cell office:value-type="float" office:value="6896">
                <text:p>689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4125">
                <text:p>4125</text:p>
              </table:table-cell>
              <table:table-cell office:value-type="float" office:value="6792">
                <text:p>6792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4650">
                <text:p>4650</text:p>
              </table:table-cell>
              <table:table-cell office:value-type="float" office:value="7130">
                <text:p>7130</text:p>
              </table:table-cell>
              <table:table-cell office:value-type="float" office:value="12840">
                <text:p>12840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4290">
                <text:p>4290</text:p>
              </table:table-cell>
              <table:table-cell office:value-type="float" office:value="7161">
                <text:p>7161</text:p>
              </table:table-cell>
              <table:table-cell office:value-type="float" office:value="13240">
                <text:p>13240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4185">
                <text:p>4185</text:p>
              </table:table-cell>
              <table:table-cell office:value-type="float" office:value="6809">
                <text:p>6809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4139">
                <text:p>4139</text:p>
              </table:table-cell>
              <table:table-cell office:value-type="float" office:value="6713">
                <text:p>6713</text:p>
              </table:table-cell>
              <table:table-cell office:value-type="float" office:value="11556">
                <text:p>1155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637">
                <text:p>4637</text:p>
              </table:table-cell>
              <table:table-cell office:value-type="float" office:value="7282">
                <text:p>7282</text:p>
              </table:table-cell>
              <table:table-cell office:value-type="float" office:value="12400">
                <text:p>1240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4385">
                <text:p>4385</text:p>
              </table:table-cell>
              <table:table-cell office:value-type="float" office:value="6842">
                <text:p>6842</text:p>
              </table:table-cell>
              <table:table-cell office:value-type="float" office:value="11440">
                <text:p>1144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4280">
                <text:p>4280</text:p>
              </table:table-cell>
              <table:table-cell office:value-type="float" office:value="6696">
                <text:p>6696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5237">
                <text:p>5237</text:p>
              </table:table-cell>
              <table:table-cell office:value-type="float" office:value="7594">
                <text:p>7594</text:p>
              </table:table-cell>
              <table:table-cell office:value-type="float" office:value="12487">
                <text:p>1248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5148">
                <text:p>5148</text:p>
              </table:table-cell>
              <table:table-cell office:value-type="float" office:value="9178">
                <text:p>9178</text:p>
              </table:table-cell>
              <table:table-cell office:value-type="float" office:value="15684">
                <text:p>1568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5022">
                <text:p>5022</text:p>
              </table:table-cell>
              <table:table-cell office:value-type="float" office:value="8870">
                <text:p>8870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4813">
                <text:p>4813</text:p>
              </table:table-cell>
              <table:table-cell office:value-type="float" office:value="9041">
                <text:p>9041</text:p>
              </table:table-cell>
              <table:table-cell office:value-type="float" office:value="15943">
                <text:p>1594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5363">
                <text:p>5363</text:p>
              </table:table-cell>
              <table:table-cell office:value-type="float" office:value="9832">
                <text:p>9832</text:p>
              </table:table-cell>
              <table:table-cell office:value-type="float" office:value="17214">
                <text:p>1721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5149">
                <text:p>5149</text:p>
              </table:table-cell>
              <table:table-cell office:value-type="float" office:value="9964">
                <text:p>9964</text:p>
              </table:table-cell>
              <table:table-cell office:value-type="float" office:value="18465">
                <text:p>1846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5133">
                <text:p>5133</text:p>
              </table:table-cell>
              <table:table-cell office:value-type="float" office:value="10517">
                <text:p>10517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118">
                <text:p>5118</text:p>
              </table:table-cell>
              <table:table-cell office:value-type="float" office:value="11243">
                <text:p>11243</text:p>
              </table:table-cell>
              <table:table-cell office:value-type="float" office:value="21248">
                <text:p>2124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5102">
                <text:p>5102</text:p>
              </table:table-cell>
              <table:table-cell office:value-type="float" office:value="12020">
                <text:p>12020</text:p>
              </table:table-cell>
              <table:table-cell office:value-type="float" office:value="22792">
                <text:p>2279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5087">
                <text:p>5087</text:p>
              </table:table-cell>
              <table:table-cell office:value-type="float" office:value="12644">
                <text:p>12644</text:p>
              </table:table-cell>
              <table:table-cell office:value-type="float" office:value="24449">
                <text:p>24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801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09.25">
                <text:p>3809.2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03">
                <text:p>3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4cm" svg:y="1.404cm" svg:width="31.703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3433333333333">
                <text:p>10.34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1cm" svg:y="1.352cm" svg:width="32.16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48520024511198">
                <text:p>0.84852002451119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7657366803283">
                <text:p>0.987657366803283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2916588860576">
                <text:p>0.9529165888605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90448732685056">
                <text:p>0.79044873268505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9382472093768">
                <text:p>0.99938247209376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8913619963231">
                <text:p>0.91891361996323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1270462565954">
                <text:p>0.95127046256595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.0079744932995">
                <text:p>1.0079744932995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025649176545">
                <text:p>1.0002564917654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266140992648">
                <text:p>1.0026614099264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2843522350262">
                <text:p>1.0284352235026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8293743667837">
                <text:p>0.99829374366783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92142769817595">
                <text:p>0.99214276981759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90221505012161">
                <text:p>0.99022150501216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8957956564583">
                <text:p>0.96895795656458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8015412286593">
                <text:p>0.99801541228659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1867682683096">
                <text:p>0.93186768268309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897265264887771">
                <text:p>0.89726526488777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5341799619552">
                <text:p>0.93534179961955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33031038924616">
                <text:p>0.93303103892461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21999959190417">
                <text:p>0.92199995919041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6972093333392">
                <text:p>0.96697209333339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951013699184">
                <text:p>0.92495101369918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2637066140868">
                <text:p>0.96263706614086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08920164239297">
                <text:p>0.90892016423929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56124834906235">
                <text:p>0.95612483490623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5900766482282">
                <text:p>0.97590076648228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9908276895228">
                <text:p>0.91990827689522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9726182431747">
                <text:p>0.97972618243174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8966744323984">
                <text:p>0.9689667443239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941955835133">
                <text:p>0.99094195583513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8494215203923">
                <text:p>0.92849421520392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8783478278559">
                <text:p>0.94878347827855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0166718858535">
                <text:p>1.0016671885853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08738431414811">
                <text:p>0.90873843141481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188690368656">
                <text:p>1.0318869036865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917248336421">
                <text:p>0.9591724833642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5277177563639">
                <text:p>0.9752771775636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6528469193867">
                <text:p>0.99652846919386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13265852119">
                <text:p>1.0461326585211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6452530553682">
                <text:p>1.0645253055368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631079905953">
                <text:p>0.97863107990595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627803860482">
                <text:p>1.1062780386048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692359021518">
                <text:p>1.0869235902151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169912512913">
                <text:p>1.0516991251291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6901329226442">
                <text:p>1.06901329226442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018048767622">
                <text:p>1.0901804876762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866142793244083">
                <text:p>0.86614279324408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847257750552746">
                <text:p>0.84725775055274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83209653358793">
                <text:p>0.98320965335879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37217269293205">
                <text:p>0.93721726929320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19503056693237">
                <text:p>0.9195030566932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78936206212514">
                <text:p>0.97893620621251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685081892709702">
                <text:p>0.68508189270970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0505215421598">
                <text:p>1.0050521542159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611404856230398">
                <text:p>0.61140485623039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61988164473013">
                <text:p>0.6198816447301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678344507210442">
                <text:p>0.67834450721044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805030556813">
                <text:p>1.0280503055681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81824001736111">
                <text:p>0.98182400173611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80176911157025">
                <text:p>0.98017691115702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4898919753086">
                <text:p>1.0489891975308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009690426639">
                <text:p>1.0100969042663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9391544780659">
                <text:p>0.9939154478065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86063004907">
                <text:p>1.018606300490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83293494993302">
                <text:p>0.983293494993302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1009690426639">
                <text:p>1.0100969042663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01203844630586">
                <text:p>1.0120384463058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1221667078041">
                <text:p>1.1122166707804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97357613566871">
                <text:p>0.997357613566871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20818492827115">
                <text:p>1.2081849282711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5776572685917">
                <text:p>1.1577657268591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21846300331084">
                <text:p>1.2184630033108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4532010079719">
                <text:p>1.1453201007971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21455130810314">
                <text:p>1.2145513081031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9695460337203">
                <text:p>1.1969546033720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0.964780675912697">
                <text:p>0.96478067591269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8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7401.75">
                <text:p>17401.7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6722.6666666667">
                <text:p>1672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